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75.25mm"/>
    </style:style>
    <style:style style:name="co3" style:family="table-column">
      <style:table-column-properties fo:break-before="auto" style:column-width="12.1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2e3436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3" style:family="table-cell" style:parent-style-name="Default">
      <style:table-cell-properties fo:background-color="#ff99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d320"/>
    </style:style>
    <style:style style:name="ce10" style:family="table-cell" style:parent-style-name="Default">
      <style:table-cell-properties fo:background-color="#cc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ccff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ff66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-test-bzip-ms" table:style-name="ta1">
        <table:shapes>
          <draw:frame draw:z-index="0" draw:style-name="gr1" draw:text-style-name="P1" svg:width="398.21mm" svg:height="160.97mm" svg:x="620.88mm" svg:y="-0.01mm">
            <loext:p draw:notify-on-update-of-ranges="'perf-test-bzip-ms'.A2:'perf-test-bzip-ms'.A57 'perf-test-bzip-ms'.F2:'perf-test-bzip-ms'.F57 'perf-test-bzip-ms'.J2:'perf-test-bzip-ms'.J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3.15mm" svg:height="96.44mm" svg:x="621.67mm" svg:y="280.94mm">
            <loext:p draw:notify-on-update-of-ranges="'perf-test-bzip-ms'.A65:'perf-test-bzip-ms'.A78 'perf-test-bzip-ms'.F65:'perf-test-bzip-ms'.F78 'perf-test-bzip-ms'.J65:'perf-test-bzip-ms'.J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7.35mm" svg:height="95.15mm" svg:x="622.63mm" svg:y="381.25mm">
            <loext:p draw:notify-on-update-of-ranges="'perf-test-bzip-ms'.A65:'perf-test-bzip-ms'.A78 'perf-test-bzip-ms'.T65:'perf-test-bzip-ms'.T78 'perf-test-bzip-ms'.U65:'perf-test-bzip-ms'.U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default-cell-style-name="ce11"/>
        <table:table-column table:style-name="co3" table:default-cell-style-name="ce13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9" table:default-cell-style-name="ce5"/>
        <table:table-column table:style-name="co9" table:number-columns-repeated="1002" table:default-cell-style-name="Default"/>
        <table:table-row table:style-name="ro1">
          <table:table-cell table:style-name="ce1" office:value-type="string" calcext:value-type="string">
            <text:p>dump</text:p>
          </table:table-cell>
          <table:table-cell table:style-name="ce3" office:value-type="string" calcext:value-type="string">
            <text:p>wiki</text:p>
          </table:table-cell>
          <table:table-cell table:style-name="ce6" office:value-type="string" calcext:value-type="string">
            <text:p>slots</text:p>
          </table:table-cell>
          <table:table-cell table:style-name="ce10" office:value-type="string" calcext:value-type="string">
            <text:p>comp_mb</text:p>
          </table:table-cell>
          <table:table-cell table:style-name="ce12" office:value-type="string" calcext:value-type="string">
            <text:p>ucomp_mb</text:p>
          </table:table-cell>
          <table:table-cell table:style-name="ce10" office:value-type="string" calcext:value-type="string">
            <text:p>comp_jobtime</text:p>
          </table:table-cell>
          <table:table-cell table:style-name="ce10" office:value-type="string" calcext:value-type="string">
            <text:p>comp_chain1</text:p>
          </table:table-cell>
          <table:table-cell table:style-name="ce10" office:value-type="string" calcext:value-type="string">
            <text:p>comp_chain2</text:p>
          </table:table-cell>
          <table:table-cell table:style-name="ce10" office:value-type="string" calcext:value-type="string">
            <text:p>comp_datasink</text:p>
          </table:table-cell>
          <table:table-cell table:style-name="ce12" office:value-type="string" calcext:value-type="string">
            <text:p>ucomp_jobtime</text:p>
          </table:table-cell>
          <table:table-cell table:style-name="ce12" office:value-type="string" calcext:value-type="string">
            <text:p>ucomp_chain1</text:p>
          </table:table-cell>
          <table:table-cell table:style-name="ce12" office:value-type="string" calcext:value-type="string">
            <text:p>ucomp_chain2</text:p>
          </table:table-cell>
          <table:table-cell table:style-name="ce12" office:value-type="string" calcext:value-type="string">
            <text:p>ucomp_datasink</text:p>
          </table:table-cell>
          <table:table-cell table:style-name="ce14" office:value-type="string" calcext:value-type="string">
            <text:p>comp_ratio</text:p>
          </table:table-cell>
          <table:table-cell table:style-name="ce14" office:value-type="string" calcext:value-type="string">
            <text:p>diff_jobtime</text:p>
          </table:table-cell>
          <table:table-cell table:style-name="ce14" office:value-type="string" calcext:value-type="string">
            <text:p>diff_chain1</text:p>
          </table:table-cell>
          <table:table-cell table:style-name="ce14" office:value-type="string" calcext:value-type="string">
            <text:p>diff_chain2</text:p>
          </table:table-cell>
          <table:table-cell table:style-name="ce14" office:value-type="string" calcext:value-type="string">
            <text:p>diff_datasink</text:p>
          </table:table-cell>
          <table:table-cell table:style-name="ce14" office:value-type="string" calcext:value-type="string">
            <text:p>comp_throughput</text:p>
          </table:table-cell>
          <table:table-cell table:style-name="ce14" office:value-type="string" calcext:value-type="string">
            <text:p>comp_throughput_theo</text:p>
          </table:table-cell>
          <table:table-cell table:style-name="ce14" office:value-type="string" calcext:value-type="string">
            <text:p>ucomp_throughput</text:p>
          </table:table-cell>
          <table:table-cell table:style-name="ce14"/>
          <table:table-cell table:style-name="ce1" table:number-columns-repeated="1002"/>
        </table:table-row>
        <table:table-row table:style-name="ro1">
          <table:table-cell table:style-name="ce2" table:formula="of:=[.$B2] &amp; &quot; / &quot; &amp; [.$C2]" office:value-type="string" office:string-value="Aawiki-20160305 / 100" calcext:value-type="string">
            <text:p>Aawiki-20160305 / 100</text:p>
          </table:table-cell>
          <table:table-cell office:value-type="string" calcext:value-type="string">
            <text:p>Aa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4" table:formula="of:=[.$E2]/[.$D2]" office:value-type="float" office:value="3" calcext:value-type="float">
            <text:p>3</text:p>
          </table:table-cell>
          <table:table-cell table:style-name="ce4" table:formula="of:=[.$J2]-[.$F2]" office:value-type="float" office:value="-4000" calcext:value-type="float">
            <text:p>-4000</text:p>
          </table:table-cell>
          <table:table-cell table:style-name="ce4" table:formula="of:=[.$K2]-[.$G2]" office:value-type="float" office:value="-3000" calcext:value-type="float">
            <text:p>-3000</text:p>
          </table:table-cell>
          <table:table-cell table:style-name="ce4" table:formula="of:=[.$L2]-[.$H2]" office:value-type="float" office:value="-1873" calcext:value-type="float">
            <text:p>-1873</text:p>
          </table:table-cell>
          <table:table-cell table:style-name="ce4" table:formula="of:=[.$M2]-[.$I2]" office:value-type="float" office:value="-19" calcext:value-type="float">
            <text:p>-19</text:p>
          </table:table-cell>
          <table:table-cell table:style-name="ce4" table:formula="of:=[.$D2]/([.$F2]/1000)" office:value-type="float" office:value="0.166666666666667" calcext:value-type="float">
            <text:p>0,1666666667</text:p>
          </table:table-cell>
          <table:table-cell table:style-name="ce4" table:formula="of:=[.$S2]*[.$N2]" office:value-type="float" office:value="0.500000000000001" calcext:value-type="float">
            <text:p>0,5</text:p>
          </table:table-cell>
          <table:table-cell table:style-name="ce4" table:formula="of:=[.$E2]/([.$J2]/1000)" office:value-type="float" office:value="1.5" calcext:value-type="float">
            <text:p>1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3] &amp; &quot; / &quot; &amp; [.$C3]" office:value-type="string" office:string-value="Aawiki-20160305 / 200" calcext:value-type="string">
            <text:p>Aawiki-20160305 / 200</text:p>
          </table:table-cell>
          <table:table-cell office:value-type="string" calcext:value-type="string">
            <text:p>Aa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style-name="ce4" table:formula="of:=[.$E3]/[.$D3]" office:value-type="float" office:value="3" calcext:value-type="float">
            <text:p>3</text:p>
          </table:table-cell>
          <table:table-cell table:style-name="ce4" table:formula="of:=[.$J3]-[.$F3]" office:value-type="float" office:value="-1000" calcext:value-type="float">
            <text:p>-1000</text:p>
          </table:table-cell>
          <table:table-cell table:style-name="ce4" table:formula="of:=[.$K3]-[.$G3]" office:value-type="float" office:value="-1000" calcext:value-type="float">
            <text:p>-1000</text:p>
          </table:table-cell>
          <table:table-cell table:style-name="ce4" table:formula="of:=[.$L3]-[.$H3]" office:value-type="float" office:value="-99" calcext:value-type="float">
            <text:p>-99</text:p>
          </table:table-cell>
          <table:table-cell table:style-name="ce4" table:formula="of:=[.$M3]-[.$I3]" office:value-type="float" office:value="-69" calcext:value-type="float">
            <text:p>-69</text:p>
          </table:table-cell>
          <table:table-cell table:style-name="ce4" table:formula="of:=[.$D3]/([.$F3]/1000)" office:value-type="float" office:value="0.333333333333333" calcext:value-type="float">
            <text:p>0,3333333333</text:p>
          </table:table-cell>
          <table:table-cell table:style-name="ce4" table:formula="of:=[.$S3]*[.$N3]" office:value-type="float" office:value="0.999999999999999" calcext:value-type="float">
            <text:p>1</text:p>
          </table:table-cell>
          <table:table-cell table:style-name="ce4" table:formula="of:=[.$E3]/([.$J3]/1000)" office:value-type="float" office:value="1.5" calcext:value-type="float">
            <text:p>1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4] &amp; &quot; / &quot; &amp; [.$C4]" office:value-type="string" office:string-value="Aawiki-20160305 / 300" calcext:value-type="string">
            <text:p>Aawiki-20160305 / 300</text:p>
          </table:table-cell>
          <table:table-cell office:value-type="string" calcext:value-type="string">
            <text:p>Aa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235" calcext:value-type="float">
            <text:p>23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4" table:formula="of:=[.$E4]/[.$D4]" office:value-type="float" office:value="3" calcext:value-type="float">
            <text:p>3</text:p>
          </table:table-cell>
          <table:table-cell table:style-name="ce4" table:formula="of:=[.$J4]-[.$F4]" office:value-type="float" office:value="0" calcext:value-type="float">
            <text:p>0</text:p>
          </table:table-cell>
          <table:table-cell table:style-name="ce4" table:formula="of:=[.$K4]-[.$G4]" office:value-type="float" office:value="1000" calcext:value-type="float">
            <text:p>1000</text:p>
          </table:table-cell>
          <table:table-cell table:style-name="ce4" table:formula="of:=[.$L4]-[.$H4]" office:value-type="float" office:value="-65" calcext:value-type="float">
            <text:p>-65</text:p>
          </table:table-cell>
          <table:table-cell table:style-name="ce4" table:formula="of:=[.$M4]-[.$I4]" office:value-type="float" office:value="-76" calcext:value-type="float">
            <text:p>-76</text:p>
          </table:table-cell>
          <table:table-cell table:style-name="ce4" table:formula="of:=[.$D4]/([.$F4]/1000)" office:value-type="float" office:value="0.2" calcext:value-type="float">
            <text:p>0,2</text:p>
          </table:table-cell>
          <table:table-cell table:style-name="ce4" table:formula="of:=[.$S4]*[.$N4]" office:value-type="float" office:value="0.6" calcext:value-type="float">
            <text:p>0,6</text:p>
          </table:table-cell>
          <table:table-cell table:style-name="ce4" table:formula="of:=[.$E4]/([.$J4]/1000)" office:value-type="float" office:value="0.6" calcext:value-type="float">
            <text:p>0,6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5] &amp; &quot; / &quot; &amp; [.$C5]" office:value-type="string" office:string-value="Aawiki-20160305 / 400" calcext:value-type="string">
            <text:p>Aawiki-20160305 / 400</text:p>
          </table:table-cell>
          <table:table-cell office:value-type="string" calcext:value-type="string">
            <text:p>Aa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ce4" table:formula="of:=[.$E5]/[.$D5]" office:value-type="float" office:value="3" calcext:value-type="float">
            <text:p>3</text:p>
          </table:table-cell>
          <table:table-cell table:style-name="ce4" table:formula="of:=[.$J5]-[.$F5]" office:value-type="float" office:value="0" calcext:value-type="float">
            <text:p>0</text:p>
          </table:table-cell>
          <table:table-cell table:style-name="ce4" table:formula="of:=[.$K5]-[.$G5]" office:value-type="float" office:value="0" calcext:value-type="float">
            <text:p>0</text:p>
          </table:table-cell>
          <table:table-cell table:style-name="ce4" table:formula="of:=[.$L5]-[.$H5]" office:value-type="float" office:value="786" calcext:value-type="float">
            <text:p>786</text:p>
          </table:table-cell>
          <table:table-cell table:style-name="ce4" table:formula="of:=[.$M5]-[.$I5]" office:value-type="float" office:value="-16" calcext:value-type="float">
            <text:p>-16</text:p>
          </table:table-cell>
          <table:table-cell table:style-name="ce4" table:formula="of:=[.$D5]/([.$F5]/1000)" office:value-type="float" office:value="0.166666666666667" calcext:value-type="float">
            <text:p>0,1666666667</text:p>
          </table:table-cell>
          <table:table-cell table:style-name="ce4" table:formula="of:=[.$S5]*[.$N5]" office:value-type="float" office:value="0.500000000000001" calcext:value-type="float">
            <text:p>0,5</text:p>
          </table:table-cell>
          <table:table-cell table:style-name="ce4" table:formula="of:=[.$E5]/([.$J5]/1000)" office:value-type="float" office:value="0.5" calcext:value-type="float">
            <text:p>0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6] &amp; &quot; / &quot; &amp; [.$C6]" office:value-type="string" office:string-value="Tenwiki-20160305 / 100" calcext:value-type="string">
            <text:p>Tenwiki-20160305 / 100</text:p>
          </table:table-cell>
          <table:table-cell table:style-name="ce5" office:value-type="string" calcext:value-type="string">
            <text:p>Ten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table:formula="of:=[.$E6]/[.$D6]" office:value-type="float" office:value="21.2" calcext:value-type="float">
            <text:p>21,2</text:p>
          </table:table-cell>
          <table:table-cell table:formula="of:=[.$J6]-[.$F6]" office:value-type="float" office:value="1000" calcext:value-type="float">
            <text:p>1000</text:p>
          </table:table-cell>
          <table:table-cell table:formula="of:=[.$K6]-[.$G6]" office:value-type="float" office:value="1000" calcext:value-type="float">
            <text:p>1000</text:p>
          </table:table-cell>
          <table:table-cell table:formula="of:=[.$L6]-[.$H6]" office:value-type="float" office:value="525" calcext:value-type="float">
            <text:p>525</text:p>
          </table:table-cell>
          <table:table-cell table:formula="of:=[.$M6]-[.$I6]" office:value-type="float" office:value="8" calcext:value-type="float">
            <text:p>8</text:p>
          </table:table-cell>
          <table:table-cell table:formula="of:=[.$D6]/([.$F6]/1000)" office:value-type="float" office:value="5" calcext:value-type="float">
            <text:p>5</text:p>
          </table:table-cell>
          <table:table-cell table:formula="of:=[.$S6]*[.$N6]" office:value-type="float" office:value="106" calcext:value-type="float">
            <text:p>106</text:p>
          </table:table-cell>
          <table:table-cell table:formula="of:=[.$E6]/([.$J6]/1000)"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table:style-name="ce2" table:formula="of:=[.$B7] &amp; &quot; / &quot; &amp; [.$C7]" office:value-type="string" office:string-value="Tenwiki-20160305 / 200" calcext:value-type="string">
            <text:p>Tenwiki-20160305 / 200</text:p>
          </table:table-cell>
          <table:table-cell table:style-name="ce5" office:value-type="string" calcext:value-type="string">
            <text:p>Ten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formula="of:=[.$E7]/[.$D7]" office:value-type="float" office:value="21.2" calcext:value-type="float">
            <text:p>21,2</text:p>
          </table:table-cell>
          <table:table-cell table:formula="of:=[.$J7]-[.$F7]" office:value-type="float" office:value="-1000" calcext:value-type="float">
            <text:p>-1000</text:p>
          </table:table-cell>
          <table:table-cell table:formula="of:=[.$K7]-[.$G7]" office:value-type="float" office:value="-1000" calcext:value-type="float">
            <text:p>-1000</text:p>
          </table:table-cell>
          <table:table-cell table:formula="of:=[.$L7]-[.$H7]" office:value-type="float" office:value="-341" calcext:value-type="float">
            <text:p>-341</text:p>
          </table:table-cell>
          <table:table-cell table:formula="of:=[.$M7]-[.$I7]" office:value-type="float" office:value="7" calcext:value-type="float">
            <text:p>7</text:p>
          </table:table-cell>
          <table:table-cell table:formula="of:=[.$D7]/([.$F7]/1000)" office:value-type="float" office:value="1.66666666666667" calcext:value-type="float">
            <text:p>1,6666666667</text:p>
          </table:table-cell>
          <table:table-cell table:formula="of:=[.$S7]*[.$N7]" office:value-type="float" office:value="35.3333333333333" calcext:value-type="float">
            <text:p>35,3333333333</text:p>
          </table:table-cell>
          <table:table-cell table:formula="of:=[.$E7]/([.$J7]/1000)"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table:style-name="ce2" table:formula="of:=[.$B8] &amp; &quot; / &quot; &amp; [.$C8]" office:value-type="string" office:string-value="Tenwiki-20160305 / 300" calcext:value-type="string">
            <text:p>Tenwiki-20160305 / 300</text:p>
          </table:table-cell>
          <table:table-cell table:style-name="ce5" office:value-type="string" calcext:value-type="string">
            <text:p>Ten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formula="of:=[.$E8]/[.$D8]" office:value-type="float" office:value="21.2" calcext:value-type="float">
            <text:p>21,2</text:p>
          </table:table-cell>
          <table:table-cell table:formula="of:=[.$J8]-[.$F8]" office:value-type="float" office:value="-1000" calcext:value-type="float">
            <text:p>-1000</text:p>
          </table:table-cell>
          <table:table-cell table:formula="of:=[.$K8]-[.$G8]" office:value-type="float" office:value="0" calcext:value-type="float">
            <text:p>0</text:p>
          </table:table-cell>
          <table:table-cell table:formula="of:=[.$L8]-[.$H8]" office:value-type="float" office:value="-447" calcext:value-type="float">
            <text:p>-447</text:p>
          </table:table-cell>
          <table:table-cell table:formula="of:=[.$M8]-[.$I8]" office:value-type="float" office:value="1" calcext:value-type="float">
            <text:p>1</text:p>
          </table:table-cell>
          <table:table-cell table:formula="of:=[.$D8]/([.$F8]/1000)" office:value-type="float" office:value="1" calcext:value-type="float">
            <text:p>1</text:p>
          </table:table-cell>
          <table:table-cell table:formula="of:=[.$S8]*[.$N8]" office:value-type="float" office:value="21.2" calcext:value-type="float">
            <text:p>21,2</text:p>
          </table:table-cell>
          <table:table-cell table:formula="of:=[.$E8]/([.$J8]/1000)" office:value-type="float" office:value="26.5" calcext:value-type="float">
            <text:p>26,5</text:p>
          </table:table-cell>
          <table:table-cell table:number-columns-repeated="1003"/>
        </table:table-row>
        <table:table-row table:style-name="ro1">
          <table:table-cell table:style-name="ce2" table:formula="of:=[.$B9] &amp; &quot; / &quot; &amp; [.$C9]" office:value-type="string" office:string-value="Tenwiki-20160305 / 400" calcext:value-type="string">
            <text:p>Tenwiki-20160305 / 400</text:p>
          </table:table-cell>
          <table:table-cell table:style-name="ce5" office:value-type="string" calcext:value-type="string">
            <text:p>Ten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table:formula="of:=[.$E9]/[.$D9]" office:value-type="float" office:value="21.2" calcext:value-type="float">
            <text:p>21,2</text:p>
          </table:table-cell>
          <table:table-cell table:formula="of:=[.$J9]-[.$F9]" office:value-type="float" office:value="-1000" calcext:value-type="float">
            <text:p>-1000</text:p>
          </table:table-cell>
          <table:table-cell table:formula="of:=[.$K9]-[.$G9]" office:value-type="float" office:value="-1000" calcext:value-type="float">
            <text:p>-1000</text:p>
          </table:table-cell>
          <table:table-cell table:formula="of:=[.$L9]-[.$H9]" office:value-type="float" office:value="-208" calcext:value-type="float">
            <text:p>-208</text:p>
          </table:table-cell>
          <table:table-cell table:formula="of:=[.$M9]-[.$I9]" office:value-type="float" office:value="52" calcext:value-type="float">
            <text:p>52</text:p>
          </table:table-cell>
          <table:table-cell table:formula="of:=[.$D9]/([.$F9]/1000)" office:value-type="float" office:value="0.833333333333333" calcext:value-type="float">
            <text:p>0,8333333333</text:p>
          </table:table-cell>
          <table:table-cell table:formula="of:=[.$S9]*[.$N9]" office:value-type="float" office:value="17.6666666666667" calcext:value-type="float">
            <text:p>17,6666666667</text:p>
          </table:table-cell>
          <table:table-cell table:formula="of:=[.$E9]/([.$J9]/1000)" office:value-type="float" office:value="21.2" calcext:value-type="float">
            <text:p>21,2</text:p>
          </table:table-cell>
          <table:table-cell table:number-columns-repeated="1003"/>
        </table:table-row>
        <table:table-row table:style-name="ro1">
          <table:table-cell table:style-name="ce2" table:formula="of:=[.$B10] &amp; &quot; / &quot; &amp; [.$C10]" office:value-type="string" office:string-value="Omwiki-20160305 / 100" calcext:value-type="string">
            <text:p>Omwiki-20160305 / 100</text:p>
          </table:table-cell>
          <table:table-cell office:value-type="string" calcext:value-type="string">
            <text:p>Om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56" calcext:value-type="float">
            <text:p>4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table:style-name="ce4" table:formula="of:=[.$E10]/[.$D10]" office:value-type="float" office:value="14.9" calcext:value-type="float">
            <text:p>14,9</text:p>
          </table:table-cell>
          <table:table-cell table:style-name="ce4" table:formula="of:=[.$J10]-[.$F10]" office:value-type="float" office:value="0" calcext:value-type="float">
            <text:p>0</text:p>
          </table:table-cell>
          <table:table-cell table:style-name="ce4" table:formula="of:=[.$K10]-[.$G10]" office:value-type="float" office:value="0" calcext:value-type="float">
            <text:p>0</text:p>
          </table:table-cell>
          <table:table-cell table:style-name="ce4" table:formula="of:=[.$L10]-[.$H10]" office:value-type="float" office:value="392" calcext:value-type="float">
            <text:p>392</text:p>
          </table:table-cell>
          <table:table-cell table:style-name="ce4" table:formula="of:=[.$M10]-[.$I10]" office:value-type="float" office:value="-1" calcext:value-type="float">
            <text:p>-1</text:p>
          </table:table-cell>
          <table:table-cell table:style-name="ce4" table:formula="of:=[.$D10]/([.$F10]/1000)" office:value-type="float" office:value="5" calcext:value-type="float">
            <text:p>5</text:p>
          </table:table-cell>
          <table:table-cell table:style-name="ce4" table:formula="of:=[.$S10]*[.$N10]" office:value-type="float" office:value="74.5" calcext:value-type="float">
            <text:p>74,5</text:p>
          </table:table-cell>
          <table:table-cell table:style-name="ce4" table:formula="of:=[.$E10]/([.$J10]/1000)" office:value-type="float" office:value="74.5" calcext:value-type="float">
            <text:p>74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11] &amp; &quot; / &quot; &amp; [.$C11]" office:value-type="string" office:string-value="Omwiki-20160305 / 200" calcext:value-type="string">
            <text:p>Omwiki-20160305 / 200</text:p>
          </table:table-cell>
          <table:table-cell office:value-type="string" calcext:value-type="string">
            <text:p>Om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4" table:formula="of:=[.$E11]/[.$D11]" office:value-type="float" office:value="14.9" calcext:value-type="float">
            <text:p>14,9</text:p>
          </table:table-cell>
          <table:table-cell table:style-name="ce4" table:formula="of:=[.$J11]-[.$F11]" office:value-type="float" office:value="0" calcext:value-type="float">
            <text:p>0</text:p>
          </table:table-cell>
          <table:table-cell table:style-name="ce4" table:formula="of:=[.$K11]-[.$G11]" office:value-type="float" office:value="0" calcext:value-type="float">
            <text:p>0</text:p>
          </table:table-cell>
          <table:table-cell table:style-name="ce4" table:formula="of:=[.$L11]-[.$H11]" office:value-type="float" office:value="-297" calcext:value-type="float">
            <text:p>-297</text:p>
          </table:table-cell>
          <table:table-cell table:style-name="ce4" table:formula="of:=[.$M11]-[.$I11]" office:value-type="float" office:value="-1" calcext:value-type="float">
            <text:p>-1</text:p>
          </table:table-cell>
          <table:table-cell table:style-name="ce4" table:formula="of:=[.$D11]/([.$F11]/1000)" office:value-type="float" office:value="3.33333333333333" calcext:value-type="float">
            <text:p>3,3333333333</text:p>
          </table:table-cell>
          <table:table-cell table:style-name="ce4" table:formula="of:=[.$S11]*[.$N11]" office:value-type="float" office:value="49.6666666666666" calcext:value-type="float">
            <text:p>49,6666666667</text:p>
          </table:table-cell>
          <table:table-cell table:style-name="ce4" table:formula="of:=[.$E11]/([.$J11]/1000)" office:value-type="float" office:value="49.6666666666667" calcext:value-type="float">
            <text:p>49,666666666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12] &amp; &quot; / &quot; &amp; [.$C12]" office:value-type="string" office:string-value="Omwiki-20160305 / 300" calcext:value-type="string">
            <text:p>Omwiki-20160305 / 300</text:p>
          </table:table-cell>
          <table:table-cell office:value-type="string" calcext:value-type="string">
            <text:p>Om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style-name="ce4" table:formula="of:=[.$E12]/[.$D12]" office:value-type="float" office:value="14.9" calcext:value-type="float">
            <text:p>14,9</text:p>
          </table:table-cell>
          <table:table-cell table:style-name="ce4" table:formula="of:=[.$J12]-[.$F12]" office:value-type="float" office:value="-1000" calcext:value-type="float">
            <text:p>-1000</text:p>
          </table:table-cell>
          <table:table-cell table:style-name="ce4" table:formula="of:=[.$K12]-[.$G12]" office:value-type="float" office:value="-1000" calcext:value-type="float">
            <text:p>-1000</text:p>
          </table:table-cell>
          <table:table-cell table:style-name="ce4" table:formula="of:=[.$L12]-[.$H12]" office:value-type="float" office:value="-814" calcext:value-type="float">
            <text:p>-814</text:p>
          </table:table-cell>
          <table:table-cell table:style-name="ce4" table:formula="of:=[.$M12]-[.$I12]" office:value-type="float" office:value="0" calcext:value-type="float">
            <text:p>0</text:p>
          </table:table-cell>
          <table:table-cell table:style-name="ce4" table:formula="of:=[.$D12]/([.$F12]/1000)" office:value-type="float" office:value="2" calcext:value-type="float">
            <text:p>2</text:p>
          </table:table-cell>
          <table:table-cell table:style-name="ce4" table:formula="of:=[.$S12]*[.$N12]" office:value-type="float" office:value="29.8" calcext:value-type="float">
            <text:p>29,8</text:p>
          </table:table-cell>
          <table:table-cell table:style-name="ce4" table:formula="of:=[.$E12]/([.$J12]/1000)" office:value-type="float" office:value="37.25" calcext:value-type="float">
            <text:p>37,2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13] &amp; &quot; / &quot; &amp; [.$C13]" office:value-type="string" office:string-value="Omwiki-20160305 / 400" calcext:value-type="string">
            <text:p>Omwiki-20160305 / 400</text:p>
          </table:table-cell>
          <table:table-cell office:value-type="string" calcext:value-type="string">
            <text:p>Om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851" calcext:value-type="float">
            <text:p>85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style-name="ce4" table:formula="of:=[.$E13]/[.$D13]" office:value-type="float" office:value="14.9" calcext:value-type="float">
            <text:p>14,9</text:p>
          </table:table-cell>
          <table:table-cell table:style-name="ce4" table:formula="of:=[.$J13]-[.$F13]" office:value-type="float" office:value="-1000" calcext:value-type="float">
            <text:p>-1000</text:p>
          </table:table-cell>
          <table:table-cell table:style-name="ce4" table:formula="of:=[.$K13]-[.$G13]" office:value-type="float" office:value="-1000" calcext:value-type="float">
            <text:p>-1000</text:p>
          </table:table-cell>
          <table:table-cell table:style-name="ce4" table:formula="of:=[.$L13]-[.$H13]" office:value-type="float" office:value="-679" calcext:value-type="float">
            <text:p>-679</text:p>
          </table:table-cell>
          <table:table-cell table:style-name="ce4" table:formula="of:=[.$M13]-[.$I13]" office:value-type="float" office:value="-3" calcext:value-type="float">
            <text:p>-3</text:p>
          </table:table-cell>
          <table:table-cell table:style-name="ce4" table:formula="of:=[.$D13]/([.$F13]/1000)" office:value-type="float" office:value="1.42857142857143" calcext:value-type="float">
            <text:p>1,4285714286</text:p>
          </table:table-cell>
          <table:table-cell table:style-name="ce4" table:formula="of:=[.$S13]*[.$N13]" office:value-type="float" office:value="21.2857142857143" calcext:value-type="float">
            <text:p>21,2857142857</text:p>
          </table:table-cell>
          <table:table-cell table:style-name="ce4" table:formula="of:=[.$E13]/([.$J13]/1000)" office:value-type="float" office:value="24.8333333333333" calcext:value-type="float">
            <text:p>24,8333333333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14] &amp; &quot; / &quot; &amp; [.$C14]" office:value-type="string" office:string-value="Novwiki-20160305 / 100" calcext:value-type="string">
            <text:p>Novwiki-20160305 / 100</text:p>
          </table:table-cell>
          <table:table-cell table:style-name="ce5" office:value-type="string" calcext:value-type="string">
            <text:p>Nov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93" calcext:value-type="float">
            <text:p>6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[.$E14]/[.$D14]" office:value-type="float" office:value="28.6666666666667" calcext:value-type="float">
            <text:p>28,6666666667</text:p>
          </table:table-cell>
          <table:table-cell table:formula="of:=[.$J14]-[.$F14]" office:value-type="float" office:value="0" calcext:value-type="float">
            <text:p>0</text:p>
          </table:table-cell>
          <table:table-cell table:formula="of:=[.$K14]-[.$G14]" office:value-type="float" office:value="0" calcext:value-type="float">
            <text:p>0</text:p>
          </table:table-cell>
          <table:table-cell table:formula="of:=[.$L14]-[.$H14]" office:value-type="float" office:value="-328" calcext:value-type="float">
            <text:p>-328</text:p>
          </table:table-cell>
          <table:table-cell table:formula="of:=[.$M14]-[.$I14]" office:value-type="float" office:value="0" calcext:value-type="float">
            <text:p>0</text:p>
          </table:table-cell>
          <table:table-cell table:formula="of:=[.$D14]/([.$F14]/1000)" office:value-type="float" office:value="7.5" calcext:value-type="float">
            <text:p>7,5</text:p>
          </table:table-cell>
          <table:table-cell table:formula="of:=[.$S14]*[.$N14]" office:value-type="float" office:value="215" calcext:value-type="float">
            <text:p>215</text:p>
          </table:table-cell>
          <table:table-cell table:formula="of:=[.$E14]/([.$J14]/1000)"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2" table:formula="of:=[.$B15] &amp; &quot; / &quot; &amp; [.$C15]" office:value-type="string" office:string-value="Novwiki-20160305 / 200" calcext:value-type="string">
            <text:p>Novwiki-20160305 / 200</text:p>
          </table:table-cell>
          <table:table-cell table:style-name="ce5" office:value-type="string" calcext:value-type="string">
            <text:p>Nov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[.$E15]/[.$D15]" office:value-type="float" office:value="28.6666666666667" calcext:value-type="float">
            <text:p>28,6666666667</text:p>
          </table:table-cell>
          <table:table-cell table:formula="of:=[.$J15]-[.$F15]" office:value-type="float" office:value="-1000" calcext:value-type="float">
            <text:p>-1000</text:p>
          </table:table-cell>
          <table:table-cell table:formula="of:=[.$K15]-[.$G15]" office:value-type="float" office:value="-1000" calcext:value-type="float">
            <text:p>-1000</text:p>
          </table:table-cell>
          <table:table-cell table:formula="of:=[.$L15]-[.$H15]" office:value-type="float" office:value="-384" calcext:value-type="float">
            <text:p>-384</text:p>
          </table:table-cell>
          <table:table-cell table:formula="of:=[.$M15]-[.$I15]" office:value-type="float" office:value="1" calcext:value-type="float">
            <text:p>1</text:p>
          </table:table-cell>
          <table:table-cell table:formula="of:=[.$D15]/([.$F15]/1000)" office:value-type="float" office:value="5" calcext:value-type="float">
            <text:p>5</text:p>
          </table:table-cell>
          <table:table-cell table:formula="of:=[.$S15]*[.$N15]" office:value-type="float" office:value="143.333333333333" calcext:value-type="float">
            <text:p>143,3333333333</text:p>
          </table:table-cell>
          <table:table-cell table:formula="of:=[.$E15]/([.$J15]/1000)"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2" table:formula="of:=[.$B16] &amp; &quot; / &quot; &amp; [.$C16]" office:value-type="string" office:string-value="Novwiki-20160305 / 300" calcext:value-type="string">
            <text:p>Novwiki-20160305 / 300</text:p>
          </table:table-cell>
          <table:table-cell table:style-name="ce5" office:value-type="string" calcext:value-type="string">
            <text:p>Nov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$E16]/[.$D16]" office:value-type="float" office:value="28.6666666666667" calcext:value-type="float">
            <text:p>28,6666666667</text:p>
          </table:table-cell>
          <table:table-cell table:formula="of:=[.$J16]-[.$F16]" office:value-type="float" office:value="0" calcext:value-type="float">
            <text:p>0</text:p>
          </table:table-cell>
          <table:table-cell table:formula="of:=[.$K16]-[.$G16]" office:value-type="float" office:value="0" calcext:value-type="float">
            <text:p>0</text:p>
          </table:table-cell>
          <table:table-cell table:formula="of:=[.$L16]-[.$H16]" office:value-type="float" office:value="-384" calcext:value-type="float">
            <text:p>-384</text:p>
          </table:table-cell>
          <table:table-cell table:formula="of:=[.$M16]-[.$I16]" office:value-type="float" office:value="5" calcext:value-type="float">
            <text:p>5</text:p>
          </table:table-cell>
          <table:table-cell table:formula="of:=[.$D16]/([.$F16]/1000)" office:value-type="float" office:value="3.75" calcext:value-type="float">
            <text:p>3,75</text:p>
          </table:table-cell>
          <table:table-cell table:formula="of:=[.$S16]*[.$N16]" office:value-type="float" office:value="107.5" calcext:value-type="float">
            <text:p>107,5</text:p>
          </table:table-cell>
          <table:table-cell table:formula="of:=[.$E16]/([.$J16]/1000)" office:value-type="float" office:value="107.5" calcext:value-type="float">
            <text:p>107,5</text:p>
          </table:table-cell>
          <table:table-cell table:number-columns-repeated="1003"/>
        </table:table-row>
        <table:table-row table:style-name="ro1">
          <table:table-cell table:style-name="ce2" table:formula="of:=[.$B17] &amp; &quot; / &quot; &amp; [.$C17]" office:value-type="string" office:string-value="Novwiki-20160305 / 400" calcext:value-type="string">
            <text:p>Novwiki-20160305 / 400</text:p>
          </table:table-cell>
          <table:table-cell table:style-name="ce5" office:value-type="string" calcext:value-type="string">
            <text:p>Nov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formula="of:=[.$E17]/[.$D17]" office:value-type="float" office:value="28.6666666666667" calcext:value-type="float">
            <text:p>28,6666666667</text:p>
          </table:table-cell>
          <table:table-cell table:formula="of:=[.$J17]-[.$F17]" office:value-type="float" office:value="-1000" calcext:value-type="float">
            <text:p>-1000</text:p>
          </table:table-cell>
          <table:table-cell table:formula="of:=[.$K17]-[.$G17]" office:value-type="float" office:value="-1000" calcext:value-type="float">
            <text:p>-1000</text:p>
          </table:table-cell>
          <table:table-cell table:formula="of:=[.$L17]-[.$H17]" office:value-type="float" office:value="-441" calcext:value-type="float">
            <text:p>-441</text:p>
          </table:table-cell>
          <table:table-cell table:formula="of:=[.$M17]-[.$I17]" office:value-type="float" office:value="0" calcext:value-type="float">
            <text:p>0</text:p>
          </table:table-cell>
          <table:table-cell table:formula="of:=[.$D17]/([.$F17]/1000)" office:value-type="float" office:value="2.5" calcext:value-type="float">
            <text:p>2,5</text:p>
          </table:table-cell>
          <table:table-cell table:formula="of:=[.$S17]*[.$N17]" office:value-type="float" office:value="71.6666666666667" calcext:value-type="float">
            <text:p>71,6666666667</text:p>
          </table:table-cell>
          <table:table-cell table:formula="of:=[.$E17]/([.$J17]/1000)"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2" table:formula="of:=[.$B18] &amp; &quot; / &quot; &amp; [.$C18]" office:value-type="string" office:string-value="Kwwiki-20160305 / 100" calcext:value-type="string">
            <text:p>Kwwiki-20160305 / 100</text:p>
          </table:table-cell>
          <table:table-cell office:value-type="string" calcext:value-type="string">
            <text:p>Kw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style-name="ce4" table:formula="of:=[.$E18]/[.$D18]" office:value-type="float" office:value="30.25" calcext:value-type="float">
            <text:p>30,25</text:p>
          </table:table-cell>
          <table:table-cell table:style-name="ce4" table:formula="of:=[.$J18]-[.$F18]" office:value-type="float" office:value="-1000" calcext:value-type="float">
            <text:p>-1000</text:p>
          </table:table-cell>
          <table:table-cell table:style-name="ce4" table:formula="of:=[.$K18]-[.$G18]" office:value-type="float" office:value="-1000" calcext:value-type="float">
            <text:p>-1000</text:p>
          </table:table-cell>
          <table:table-cell table:style-name="ce4" table:formula="of:=[.$L18]-[.$H18]" office:value-type="float" office:value="0" calcext:value-type="float">
            <text:p>0</text:p>
          </table:table-cell>
          <table:table-cell table:style-name="ce4" table:formula="of:=[.$M18]-[.$I18]" office:value-type="float" office:value="0" calcext:value-type="float">
            <text:p>0</text:p>
          </table:table-cell>
          <table:table-cell table:style-name="ce4" table:formula="of:=[.$D18]/([.$F18]/1000)" office:value-type="float" office:value="6.66666666666667" calcext:value-type="float">
            <text:p>6,6666666667</text:p>
          </table:table-cell>
          <table:table-cell table:style-name="ce4" table:formula="of:=[.$S18]*[.$N18]" office:value-type="float" office:value="201.666666666667" calcext:value-type="float">
            <text:p>201,6666666667</text:p>
          </table:table-cell>
          <table:table-cell table:style-name="ce4" table:formula="of:=[.$E18]/([.$J18]/1000)" office:value-type="float" office:value="302.5" calcext:value-type="float">
            <text:p>302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19] &amp; &quot; / &quot; &amp; [.$C19]" office:value-type="string" office:string-value="Kwwiki-20160305 / 200" calcext:value-type="string">
            <text:p>Kwwiki-20160305 / 200</text:p>
          </table:table-cell>
          <table:table-cell office:value-type="string" calcext:value-type="string">
            <text:p>Kw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table:style-name="ce4" table:formula="of:=[.$E19]/[.$D19]" office:value-type="float" office:value="30.25" calcext:value-type="float">
            <text:p>30,25</text:p>
          </table:table-cell>
          <table:table-cell table:style-name="ce4" table:formula="of:=[.$J19]-[.$F19]" office:value-type="float" office:value="0" calcext:value-type="float">
            <text:p>0</text:p>
          </table:table-cell>
          <table:table-cell table:style-name="ce4" table:formula="of:=[.$K19]-[.$G19]" office:value-type="float" office:value="0" calcext:value-type="float">
            <text:p>0</text:p>
          </table:table-cell>
          <table:table-cell table:style-name="ce4" table:formula="of:=[.$L19]-[.$H19]" office:value-type="float" office:value="-252" calcext:value-type="float">
            <text:p>-252</text:p>
          </table:table-cell>
          <table:table-cell table:style-name="ce4" table:formula="of:=[.$M19]-[.$I19]" office:value-type="float" office:value="-2" calcext:value-type="float">
            <text:p>-2</text:p>
          </table:table-cell>
          <table:table-cell table:style-name="ce4" table:formula="of:=[.$D19]/([.$F19]/1000)" office:value-type="float" office:value="6.66666666666667" calcext:value-type="float">
            <text:p>6,6666666667</text:p>
          </table:table-cell>
          <table:table-cell table:style-name="ce4" table:formula="of:=[.$S19]*[.$N19]" office:value-type="float" office:value="201.666666666667" calcext:value-type="float">
            <text:p>201,6666666667</text:p>
          </table:table-cell>
          <table:table-cell table:style-name="ce4" table:formula="of:=[.$E19]/([.$J19]/1000)" office:value-type="float" office:value="201.666666666667" calcext:value-type="float">
            <text:p>201,666666666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20] &amp; &quot; / &quot; &amp; [.$C20]" office:value-type="string" office:string-value="Kwwiki-20160305 / 300" calcext:value-type="string">
            <text:p>Kwwiki-20160305 / 300</text:p>
          </table:table-cell>
          <table:table-cell office:value-type="string" calcext:value-type="string">
            <text:p>Kw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style-name="ce4" table:formula="of:=[.$E20]/[.$D20]" office:value-type="float" office:value="30.25" calcext:value-type="float">
            <text:p>30,25</text:p>
          </table:table-cell>
          <table:table-cell table:style-name="ce4" table:formula="of:=[.$J20]-[.$F20]" office:value-type="float" office:value="-1000" calcext:value-type="float">
            <text:p>-1000</text:p>
          </table:table-cell>
          <table:table-cell table:style-name="ce4" table:formula="of:=[.$K20]-[.$G20]" office:value-type="float" office:value="-1000" calcext:value-type="float">
            <text:p>-1000</text:p>
          </table:table-cell>
          <table:table-cell table:style-name="ce4" table:formula="of:=[.$L20]-[.$H20]" office:value-type="float" office:value="-829" calcext:value-type="float">
            <text:p>-829</text:p>
          </table:table-cell>
          <table:table-cell table:style-name="ce4" table:formula="of:=[.$M20]-[.$I20]" office:value-type="float" office:value="0" calcext:value-type="float">
            <text:p>0</text:p>
          </table:table-cell>
          <table:table-cell table:style-name="ce4" table:formula="of:=[.$D20]/([.$F20]/1000)" office:value-type="float" office:value="4" calcext:value-type="float">
            <text:p>4</text:p>
          </table:table-cell>
          <table:table-cell table:style-name="ce4" table:formula="of:=[.$S20]*[.$N20]" office:value-type="float" office:value="121" calcext:value-type="float">
            <text:p>121</text:p>
          </table:table-cell>
          <table:table-cell table:style-name="ce4" table:formula="of:=[.$E20]/([.$J20]/1000)" office:value-type="float" office:value="151.25" calcext:value-type="float">
            <text:p>151,2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21] &amp; &quot; / &quot; &amp; [.$C21]" office:value-type="string" office:string-value="Kwwiki-20160305 / 400" calcext:value-type="string">
            <text:p>Kwwiki-20160305 / 400</text:p>
          </table:table-cell>
          <table:table-cell office:value-type="string" calcext:value-type="string">
            <text:p>Kw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style-name="ce4" table:formula="of:=[.$E21]/[.$D21]" office:value-type="float" office:value="30.25" calcext:value-type="float">
            <text:p>30,25</text:p>
          </table:table-cell>
          <table:table-cell table:style-name="ce4" table:formula="of:=[.$J21]-[.$F21]" office:value-type="float" office:value="0" calcext:value-type="float">
            <text:p>0</text:p>
          </table:table-cell>
          <table:table-cell table:style-name="ce4" table:formula="of:=[.$K21]-[.$G21]" office:value-type="float" office:value="0" calcext:value-type="float">
            <text:p>0</text:p>
          </table:table-cell>
          <table:table-cell table:style-name="ce4" table:formula="of:=[.$L21]-[.$H21]" office:value-type="float" office:value="-64" calcext:value-type="float">
            <text:p>-64</text:p>
          </table:table-cell>
          <table:table-cell table:style-name="ce4" table:formula="of:=[.$M21]-[.$I21]" office:value-type="float" office:value="0" calcext:value-type="float">
            <text:p>0</text:p>
          </table:table-cell>
          <table:table-cell table:style-name="ce4" table:formula="of:=[.$D21]/([.$F21]/1000)" office:value-type="float" office:value="3.33333333333333" calcext:value-type="float">
            <text:p>3,3333333333</text:p>
          </table:table-cell>
          <table:table-cell table:style-name="ce4" table:formula="of:=[.$S21]*[.$N21]" office:value-type="float" office:value="100.833333333333" calcext:value-type="float">
            <text:p>100,8333333333</text:p>
          </table:table-cell>
          <table:table-cell table:style-name="ce4" table:formula="of:=[.$E21]/([.$J21]/1000)" office:value-type="float" office:value="100.833333333333" calcext:value-type="float">
            <text:p>100,8333333333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22] &amp; &quot; / &quot; &amp; [.$C22]" office:value-type="string" office:string-value="Cowiki-20160305 / 100" calcext:value-type="string">
            <text:p>Cowiki-20160305 / 100</text:p>
          </table:table-cell>
          <table:table-cell table:style-name="ce5" office:value-type="string" calcext:value-type="string">
            <text:p>Co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$E22]/[.$D22]" office:value-type="float" office:value="23.5666666666667" calcext:value-type="float">
            <text:p>23,5666666667</text:p>
          </table:table-cell>
          <table:table-cell table:formula="of:=[.$J22]-[.$F22]" office:value-type="float" office:value="0" calcext:value-type="float">
            <text:p>0</text:p>
          </table:table-cell>
          <table:table-cell table:formula="of:=[.$K22]-[.$G22]" office:value-type="float" office:value="1000" calcext:value-type="float">
            <text:p>1000</text:p>
          </table:table-cell>
          <table:table-cell table:formula="of:=[.$L22]-[.$H22]" office:value-type="float" office:value="0" calcext:value-type="float">
            <text:p>0</text:p>
          </table:table-cell>
          <table:table-cell table:formula="of:=[.$M22]-[.$I22]" office:value-type="float" office:value="1" calcext:value-type="float">
            <text:p>1</text:p>
          </table:table-cell>
          <table:table-cell table:formula="of:=[.$D22]/([.$F22]/1000)" office:value-type="float" office:value="10" calcext:value-type="float">
            <text:p>10</text:p>
          </table:table-cell>
          <table:table-cell table:formula="of:=[.$S22]*[.$N22]" office:value-type="float" office:value="235.666666666667" calcext:value-type="float">
            <text:p>235,6666666667</text:p>
          </table:table-cell>
          <table:table-cell table:formula="of:=[.$E22]/([.$J22]/1000)" office:value-type="float" office:value="235.666666666667" calcext:value-type="float">
            <text:p>235,6666666667</text:p>
          </table:table-cell>
          <table:table-cell table:number-columns-repeated="1003"/>
        </table:table-row>
        <table:table-row table:style-name="ro1">
          <table:table-cell table:style-name="ce2" table:formula="of:=[.$B23] &amp; &quot; / &quot; &amp; [.$C23]" office:value-type="string" office:string-value="Cowiki-20160305 / 200" calcext:value-type="string">
            <text:p>Cowiki-20160305 / 200</text:p>
          </table:table-cell>
          <table:table-cell table:style-name="ce5" office:value-type="string" calcext:value-type="string">
            <text:p>Co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683" calcext:value-type="float">
            <text:p>6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formula="of:=[.$E23]/[.$D23]" office:value-type="float" office:value="23.5666666666667" calcext:value-type="float">
            <text:p>23,5666666667</text:p>
          </table:table-cell>
          <table:table-cell table:formula="of:=[.$J23]-[.$F23]" office:value-type="float" office:value="0" calcext:value-type="float">
            <text:p>0</text:p>
          </table:table-cell>
          <table:table-cell table:formula="of:=[.$K23]-[.$G23]" office:value-type="float" office:value="0" calcext:value-type="float">
            <text:p>0</text:p>
          </table:table-cell>
          <table:table-cell table:formula="of:=[.$L23]-[.$H23]" office:value-type="float" office:value="-524" calcext:value-type="float">
            <text:p>-524</text:p>
          </table:table-cell>
          <table:table-cell table:formula="of:=[.$M23]-[.$I23]" office:value-type="float" office:value="-2" calcext:value-type="float">
            <text:p>-2</text:p>
          </table:table-cell>
          <table:table-cell table:formula="of:=[.$D23]/([.$F23]/1000)" office:value-type="float" office:value="10" calcext:value-type="float">
            <text:p>10</text:p>
          </table:table-cell>
          <table:table-cell table:formula="of:=[.$S23]*[.$N23]" office:value-type="float" office:value="235.666666666667" calcext:value-type="float">
            <text:p>235,6666666667</text:p>
          </table:table-cell>
          <table:table-cell table:formula="of:=[.$E23]/([.$J23]/1000)" office:value-type="float" office:value="235.666666666667" calcext:value-type="float">
            <text:p>235,6666666667</text:p>
          </table:table-cell>
          <table:table-cell table:number-columns-repeated="1003"/>
        </table:table-row>
        <table:table-row table:style-name="ro1">
          <table:table-cell table:style-name="ce2" table:formula="of:=[.$B24] &amp; &quot; / &quot; &amp; [.$C24]" office:value-type="string" office:string-value="Cowiki-20160305 / 300" calcext:value-type="string">
            <text:p>Cowiki-20160305 / 300</text:p>
          </table:table-cell>
          <table:table-cell table:style-name="ce5" office:value-type="string" calcext:value-type="string">
            <text:p>Co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table:formula="of:=[.$E24]/[.$D24]" office:value-type="float" office:value="23.5666666666667" calcext:value-type="float">
            <text:p>23,5666666667</text:p>
          </table:table-cell>
          <table:table-cell table:formula="of:=[.$J24]-[.$F24]" office:value-type="float" office:value="-1000" calcext:value-type="float">
            <text:p>-1000</text:p>
          </table:table-cell>
          <table:table-cell table:formula="of:=[.$K24]-[.$G24]" office:value-type="float" office:value="-1000" calcext:value-type="float">
            <text:p>-1000</text:p>
          </table:table-cell>
          <table:table-cell table:formula="of:=[.$L24]-[.$H24]" office:value-type="float" office:value="-762" calcext:value-type="float">
            <text:p>-762</text:p>
          </table:table-cell>
          <table:table-cell table:formula="of:=[.$M24]-[.$I24]" office:value-type="float" office:value="0" calcext:value-type="float">
            <text:p>0</text:p>
          </table:table-cell>
          <table:table-cell table:formula="of:=[.$D24]/([.$F24]/1000)" office:value-type="float" office:value="6" calcext:value-type="float">
            <text:p>6</text:p>
          </table:table-cell>
          <table:table-cell table:formula="of:=[.$S24]*[.$N24]" office:value-type="float" office:value="141.4" calcext:value-type="float">
            <text:p>141,4</text:p>
          </table:table-cell>
          <table:table-cell table:formula="of:=[.$E24]/([.$J24]/1000)" office:value-type="float" office:value="176.75" calcext:value-type="float">
            <text:p>176,75</text:p>
          </table:table-cell>
          <table:table-cell table:number-columns-repeated="1003"/>
        </table:table-row>
        <table:table-row table:style-name="ro1">
          <table:table-cell table:style-name="ce2" table:formula="of:=[.$B25] &amp; &quot; / &quot; &amp; [.$C25]" office:value-type="string" office:string-value="Cowiki-20160305 / 400" calcext:value-type="string">
            <text:p>Cowiki-20160305 / 400</text:p>
          </table:table-cell>
          <table:table-cell table:style-name="ce5" office:value-type="string" calcext:value-type="string">
            <text:p>Co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723" calcext:value-type="float">
            <text:p>723</text:p>
          </table:table-cell>
          <table:table-cell office:value-type="float" office:value="58" calcext:value-type="float">
            <text:p>58</text:p>
          </table:table-cell>
          <table:table-cell table:formula="of:=[.$E25]/[.$D25]" office:value-type="float" office:value="23.5666666666667" calcext:value-type="float">
            <text:p>23,5666666667</text:p>
          </table:table-cell>
          <table:table-cell table:formula="of:=[.$J25]-[.$F25]" office:value-type="float" office:value="-1000" calcext:value-type="float">
            <text:p>-1000</text:p>
          </table:table-cell>
          <table:table-cell table:formula="of:=[.$K25]-[.$G25]" office:value-type="float" office:value="0" calcext:value-type="float">
            <text:p>0</text:p>
          </table:table-cell>
          <table:table-cell table:formula="of:=[.$L25]-[.$H25]" office:value-type="float" office:value="-277" calcext:value-type="float">
            <text:p>-277</text:p>
          </table:table-cell>
          <table:table-cell table:formula="of:=[.$M25]-[.$I25]" office:value-type="float" office:value="-8" calcext:value-type="float">
            <text:p>-8</text:p>
          </table:table-cell>
          <table:table-cell table:formula="of:=[.$D25]/([.$F25]/1000)" office:value-type="float" office:value="4.28571428571429" calcext:value-type="float">
            <text:p>4,2857142857</text:p>
          </table:table-cell>
          <table:table-cell table:formula="of:=[.$S25]*[.$N25]" office:value-type="float" office:value="101" calcext:value-type="float">
            <text:p>101</text:p>
          </table:table-cell>
          <table:table-cell table:formula="of:=[.$E25]/([.$J25]/1000)" office:value-type="float" office:value="117.833333333333" calcext:value-type="float">
            <text:p>117,8333333333</text:p>
          </table:table-cell>
          <table:table-cell table:number-columns-repeated="1003"/>
        </table:table-row>
        <table:table-row table:style-name="ro1">
          <table:table-cell table:style-name="ce2" table:formula="of:=[.$B26] &amp; &quot; / &quot; &amp; [.$C26]" office:value-type="string" office:string-value="Kywiki-20160305 / 100" calcext:value-type="string">
            <text:p>Kywiki-20160305 / 100</text:p>
          </table:table-cell>
          <table:table-cell office:value-type="string" calcext:value-type="string">
            <text:p>Ky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style-name="ce4" table:formula="of:=[.$E26]/[.$D26]" office:value-type="float" office:value="19.1333333333333" calcext:value-type="float">
            <text:p>19,1333333333</text:p>
          </table:table-cell>
          <table:table-cell table:style-name="ce4" table:formula="of:=[.$J26]-[.$F26]" office:value-type="float" office:value="0" calcext:value-type="float">
            <text:p>0</text:p>
          </table:table-cell>
          <table:table-cell table:style-name="ce4" table:formula="of:=[.$K26]-[.$G26]" office:value-type="float" office:value="0" calcext:value-type="float">
            <text:p>0</text:p>
          </table:table-cell>
          <table:table-cell table:style-name="ce4" table:formula="of:=[.$L26]-[.$H26]" office:value-type="float" office:value="-1000" calcext:value-type="float">
            <text:p>-1000</text:p>
          </table:table-cell>
          <table:table-cell table:style-name="ce4" table:formula="of:=[.$M26]-[.$I26]" office:value-type="float" office:value="-1" calcext:value-type="float">
            <text:p>-1</text:p>
          </table:table-cell>
          <table:table-cell table:style-name="ce4" table:formula="of:=[.$D26]/([.$F26]/1000)" office:value-type="float" office:value="20" calcext:value-type="float">
            <text:p>20</text:p>
          </table:table-cell>
          <table:table-cell table:style-name="ce4" table:formula="of:=[.$S26]*[.$N26]" office:value-type="float" office:value="382.666666666666" calcext:value-type="float">
            <text:p>382,6666666667</text:p>
          </table:table-cell>
          <table:table-cell table:style-name="ce4" table:formula="of:=[.$E26]/([.$J26]/1000)" office:value-type="float" office:value="382.666666666667" calcext:value-type="float">
            <text:p>382,6666666667</text:p>
          </table:table-cell>
          <table:table-cell table:style-name="ce4"/>
          <table:table-cell table:style-name="ce15"/>
          <table:table-cell table:number-columns-repeated="1001"/>
        </table:table-row>
        <table:table-row table:style-name="ro1">
          <table:table-cell table:style-name="ce2" table:formula="of:=[.$B27] &amp; &quot; / &quot; &amp; [.$C27]" office:value-type="string" office:string-value="Kywiki-20160305 / 200" calcext:value-type="string">
            <text:p>Kywiki-20160305 / 200</text:p>
          </table:table-cell>
          <table:table-cell office:value-type="string" calcext:value-type="string">
            <text:p>Ky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4" table:formula="of:=[.$E27]/[.$D27]" office:value-type="float" office:value="19.1333333333333" calcext:value-type="float">
            <text:p>19,1333333333</text:p>
          </table:table-cell>
          <table:table-cell table:style-name="ce4" table:formula="of:=[.$J27]-[.$F27]" office:value-type="float" office:value="0" calcext:value-type="float">
            <text:p>0</text:p>
          </table:table-cell>
          <table:table-cell table:style-name="ce4" table:formula="of:=[.$K27]-[.$G27]" office:value-type="float" office:value="0" calcext:value-type="float">
            <text:p>0</text:p>
          </table:table-cell>
          <table:table-cell table:style-name="ce4" table:formula="of:=[.$L27]-[.$H27]" office:value-type="float" office:value="0" calcext:value-type="float">
            <text:p>0</text:p>
          </table:table-cell>
          <table:table-cell table:style-name="ce4" table:formula="of:=[.$M27]-[.$I27]" office:value-type="float" office:value="3" calcext:value-type="float">
            <text:p>3</text:p>
          </table:table-cell>
          <table:table-cell table:style-name="ce4" table:formula="of:=[.$D27]/([.$F27]/1000)" office:value-type="float" office:value="15" calcext:value-type="float">
            <text:p>15</text:p>
          </table:table-cell>
          <table:table-cell table:style-name="ce4" table:formula="of:=[.$S27]*[.$N27]" office:value-type="float" office:value="286.999999999999" calcext:value-type="float">
            <text:p>287</text:p>
          </table:table-cell>
          <table:table-cell table:style-name="ce4" table:formula="of:=[.$E27]/([.$J27]/1000)" office:value-type="float" office:value="287" calcext:value-type="float">
            <text:p>287</text:p>
          </table:table-cell>
          <table:table-cell table:style-name="ce4"/>
          <table:table-cell table:style-name="ce15"/>
          <table:table-cell table:number-columns-repeated="1001"/>
        </table:table-row>
        <table:table-row table:style-name="ro1">
          <table:table-cell table:style-name="ce2" table:formula="of:=[.$B28] &amp; &quot; / &quot; &amp; [.$C28]" office:value-type="string" office:string-value="Kywiki-20160305 / 300" calcext:value-type="string">
            <text:p>Kywiki-20160305 / 300</text:p>
          </table:table-cell>
          <table:table-cell office:value-type="string" calcext:value-type="string">
            <text:p>Ky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style-name="ce4" table:formula="of:=[.$E28]/[.$D28]" office:value-type="float" office:value="19.1333333333333" calcext:value-type="float">
            <text:p>19,1333333333</text:p>
          </table:table-cell>
          <table:table-cell table:style-name="ce4" table:formula="of:=[.$J28]-[.$F28]" office:value-type="float" office:value="1000" calcext:value-type="float">
            <text:p>1000</text:p>
          </table:table-cell>
          <table:table-cell table:style-name="ce4" table:formula="of:=[.$K28]-[.$G28]" office:value-type="float" office:value="1000" calcext:value-type="float">
            <text:p>1000</text:p>
          </table:table-cell>
          <table:table-cell table:style-name="ce4" table:formula="of:=[.$L28]-[.$H28]" office:value-type="float" office:value="0" calcext:value-type="float">
            <text:p>0</text:p>
          </table:table-cell>
          <table:table-cell table:style-name="ce4" table:formula="of:=[.$M28]-[.$I28]" office:value-type="float" office:value="0" calcext:value-type="float">
            <text:p>0</text:p>
          </table:table-cell>
          <table:table-cell table:style-name="ce4" table:formula="of:=[.$D28]/([.$F28]/1000)" office:value-type="float" office:value="12" calcext:value-type="float">
            <text:p>12</text:p>
          </table:table-cell>
          <table:table-cell table:style-name="ce4" table:formula="of:=[.$S28]*[.$N28]" office:value-type="float" office:value="229.6" calcext:value-type="float">
            <text:p>229,6</text:p>
          </table:table-cell>
          <table:table-cell table:style-name="ce4" table:formula="of:=[.$E28]/([.$J28]/1000)" office:value-type="float" office:value="191.333333333333" calcext:value-type="float">
            <text:p>191,3333333333</text:p>
          </table:table-cell>
          <table:table-cell table:style-name="ce4"/>
          <table:table-cell table:style-name="ce15"/>
          <table:table-cell table:number-columns-repeated="1001"/>
        </table:table-row>
        <table:table-row table:style-name="ro1">
          <table:table-cell table:style-name="ce2" table:formula="of:=[.$B29] &amp; &quot; / &quot; &amp; [.$C29]" office:value-type="string" office:string-value="Kywiki-20160305 / 400" calcext:value-type="string">
            <text:p>Kywiki-20160305 / 400</text:p>
          </table:table-cell>
          <table:table-cell office:value-type="string" calcext:value-type="string">
            <text:p>Ky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style-name="ce4" table:formula="of:=[.$E29]/[.$D29]" office:value-type="float" office:value="19.1333333333333" calcext:value-type="float">
            <text:p>19,1333333333</text:p>
          </table:table-cell>
          <table:table-cell table:style-name="ce4" table:formula="of:=[.$J29]-[.$F29]" office:value-type="float" office:value="-1000" calcext:value-type="float">
            <text:p>-1000</text:p>
          </table:table-cell>
          <table:table-cell table:style-name="ce4" table:formula="of:=[.$K29]-[.$G29]" office:value-type="float" office:value="-1000" calcext:value-type="float">
            <text:p>-1000</text:p>
          </table:table-cell>
          <table:table-cell table:style-name="ce4" table:formula="of:=[.$L29]-[.$H29]" office:value-type="float" office:value="0" calcext:value-type="float">
            <text:p>0</text:p>
          </table:table-cell>
          <table:table-cell table:style-name="ce4" table:formula="of:=[.$M29]-[.$I29]" office:value-type="float" office:value="-4" calcext:value-type="float">
            <text:p>-4</text:p>
          </table:table-cell>
          <table:table-cell table:style-name="ce4" table:formula="of:=[.$D29]/([.$F29]/1000)" office:value-type="float" office:value="8.57142857142857" calcext:value-type="float">
            <text:p>8,5714285714</text:p>
          </table:table-cell>
          <table:table-cell table:style-name="ce4" table:formula="of:=[.$S29]*[.$N29]" office:value-type="float" office:value="164" calcext:value-type="float">
            <text:p>164</text:p>
          </table:table-cell>
          <table:table-cell table:style-name="ce4" table:formula="of:=[.$E29]/([.$J29]/1000)" office:value-type="float" office:value="191.333333333333" calcext:value-type="float">
            <text:p>191,3333333333</text:p>
          </table:table-cell>
          <table:table-cell table:style-name="ce4"/>
          <table:table-cell table:style-name="ce15"/>
          <table:table-cell table:number-columns-repeated="1001"/>
        </table:table-row>
        <table:table-row table:style-name="ro1">
          <table:table-cell table:style-name="ce2" table:formula="of:=[.$B30] &amp; &quot; / &quot; &amp; [.$C30]" office:value-type="string" office:string-value="Pswiki-20160305 / 100" calcext:value-type="string">
            <text:p>Pswiki-20160305 / 100</text:p>
          </table:table-cell>
          <table:table-cell table:style-name="ce5" office:value-type="string" calcext:value-type="string">
            <text:p>Ps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$E30]/[.$D30]" office:value-type="float" office:value="21.1" calcext:value-type="float">
            <text:p>21,1</text:p>
          </table:table-cell>
          <table:table-cell table:formula="of:=[.$J30]-[.$F30]" office:value-type="float" office:value="-2000" calcext:value-type="float">
            <text:p>-2000</text:p>
          </table:table-cell>
          <table:table-cell table:formula="of:=[.$K30]-[.$G30]" office:value-type="float" office:value="-1000" calcext:value-type="float">
            <text:p>-1000</text:p>
          </table:table-cell>
          <table:table-cell table:formula="of:=[.$L30]-[.$H30]" office:value-type="float" office:value="-1000" calcext:value-type="float">
            <text:p>-1000</text:p>
          </table:table-cell>
          <table:table-cell table:formula="of:=[.$M30]-[.$I30]" office:value-type="float" office:value="-2" calcext:value-type="float">
            <text:p>-2</text:p>
          </table:table-cell>
          <table:table-cell table:formula="of:=[.$D30]/([.$F30]/1000)" office:value-type="float" office:value="18" calcext:value-type="float">
            <text:p>18</text:p>
          </table:table-cell>
          <table:table-cell table:formula="of:=[.$S30]*[.$N30]" office:value-type="float" office:value="379.8" calcext:value-type="float">
            <text:p>379,8</text:p>
          </table:table-cell>
          <table:table-cell table:formula="of:=[.$E30]/([.$J30]/1000)" office:value-type="float" office:value="633" calcext:value-type="float">
            <text:p>633</text:p>
          </table:table-cell>
          <table:table-cell table:number-columns-repeated="1003"/>
        </table:table-row>
        <table:table-row table:style-name="ro1">
          <table:table-cell table:style-name="ce2" table:formula="of:=[.$B31] &amp; &quot; / &quot; &amp; [.$C31]" office:value-type="string" office:string-value="Pswiki-20160305 / 200" calcext:value-type="string">
            <text:p>Pswiki-20160305 / 200</text:p>
          </table:table-cell>
          <table:table-cell table:style-name="ce5" office:value-type="string" calcext:value-type="string">
            <text:p>Ps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979" calcext:value-type="float">
            <text:p>979</text:p>
          </table:table-cell>
          <table:table-cell office:value-type="float" office:value="8" calcext:value-type="float">
            <text:p>8</text:p>
          </table:table-cell>
          <table:table-cell table:formula="of:=[.$E31]/[.$D31]" office:value-type="float" office:value="21.1" calcext:value-type="float">
            <text:p>21,1</text:p>
          </table:table-cell>
          <table:table-cell table:formula="of:=[.$J31]-[.$F31]" office:value-type="float" office:value="-2000" calcext:value-type="float">
            <text:p>-2000</text:p>
          </table:table-cell>
          <table:table-cell table:formula="of:=[.$K31]-[.$G31]" office:value-type="float" office:value="-2000" calcext:value-type="float">
            <text:p>-2000</text:p>
          </table:table-cell>
          <table:table-cell table:formula="of:=[.$L31]-[.$H31]" office:value-type="float" office:value="-21" calcext:value-type="float">
            <text:p>-21</text:p>
          </table:table-cell>
          <table:table-cell table:formula="of:=[.$M31]-[.$I31]" office:value-type="float" office:value="-2" calcext:value-type="float">
            <text:p>-2</text:p>
          </table:table-cell>
          <table:table-cell table:formula="of:=[.$D31]/([.$F31]/1000)" office:value-type="float" office:value="18" calcext:value-type="float">
            <text:p>18</text:p>
          </table:table-cell>
          <table:table-cell table:formula="of:=[.$S31]*[.$N31]" office:value-type="float" office:value="379.8" calcext:value-type="float">
            <text:p>379,8</text:p>
          </table:table-cell>
          <table:table-cell table:formula="of:=[.$E31]/([.$J31]/1000)" office:value-type="float" office:value="633" calcext:value-type="float">
            <text:p>633</text:p>
          </table:table-cell>
          <table:table-cell table:number-columns-repeated="1003"/>
        </table:table-row>
        <table:table-row table:style-name="ro1">
          <table:table-cell table:style-name="ce2" table:formula="of:=[.$B32] &amp; &quot; / &quot; &amp; [.$C32]" office:value-type="string" office:string-value="Pswiki-20160305 / 300" calcext:value-type="string">
            <text:p>Pswiki-20160305 / 300</text:p>
          </table:table-cell>
          <table:table-cell table:style-name="ce5" office:value-type="string" calcext:value-type="string">
            <text:p>Ps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 table:formula="of:=[.$E32]/[.$D32]" office:value-type="float" office:value="21.1" calcext:value-type="float">
            <text:p>21,1</text:p>
          </table:table-cell>
          <table:table-cell table:formula="of:=[.$J32]-[.$F32]" office:value-type="float" office:value="0" calcext:value-type="float">
            <text:p>0</text:p>
          </table:table-cell>
          <table:table-cell table:formula="of:=[.$K32]-[.$G32]" office:value-type="float" office:value="0" calcext:value-type="float">
            <text:p>0</text:p>
          </table:table-cell>
          <table:table-cell table:formula="of:=[.$L32]-[.$H32]" office:value-type="float" office:value="-259" calcext:value-type="float">
            <text:p>-259</text:p>
          </table:table-cell>
          <table:table-cell table:formula="of:=[.$M32]-[.$I32]" office:value-type="float" office:value="-1" calcext:value-type="float">
            <text:p>-1</text:p>
          </table:table-cell>
          <table:table-cell table:formula="of:=[.$D32]/([.$F32]/1000)" office:value-type="float" office:value="18" calcext:value-type="float">
            <text:p>18</text:p>
          </table:table-cell>
          <table:table-cell table:formula="of:=[.$S32]*[.$N32]" office:value-type="float" office:value="379.8" calcext:value-type="float">
            <text:p>379,8</text:p>
          </table:table-cell>
          <table:table-cell table:formula="of:=[.$E32]/([.$J32]/1000)" office:value-type="float" office:value="379.8" calcext:value-type="float">
            <text:p>379,8</text:p>
          </table:table-cell>
          <table:table-cell table:number-columns-repeated="1003"/>
        </table:table-row>
        <table:table-row table:style-name="ro1">
          <table:table-cell table:style-name="ce2" table:formula="of:=[.$B33] &amp; &quot; / &quot; &amp; [.$C33]" office:value-type="string" office:string-value="Pswiki-20160305 / 400" calcext:value-type="string">
            <text:p>Pswiki-20160305 / 400</text:p>
          </table:table-cell>
          <table:table-cell table:style-name="ce5" office:value-type="string" calcext:value-type="string">
            <text:p>Ps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formula="of:=[.$E33]/[.$D33]" office:value-type="float" office:value="21.1" calcext:value-type="float">
            <text:p>21,1</text:p>
          </table:table-cell>
          <table:table-cell table:formula="of:=[.$J33]-[.$F33]" office:value-type="float" office:value="-1000" calcext:value-type="float">
            <text:p>-1000</text:p>
          </table:table-cell>
          <table:table-cell table:formula="of:=[.$K33]-[.$G33]" office:value-type="float" office:value="-1000" calcext:value-type="float">
            <text:p>-1000</text:p>
          </table:table-cell>
          <table:table-cell table:formula="of:=[.$L33]-[.$H33]" office:value-type="float" office:value="-677" calcext:value-type="float">
            <text:p>-677</text:p>
          </table:table-cell>
          <table:table-cell table:formula="of:=[.$M33]-[.$I33]" office:value-type="float" office:value="1" calcext:value-type="float">
            <text:p>1</text:p>
          </table:table-cell>
          <table:table-cell table:formula="of:=[.$D33]/([.$F33]/1000)" office:value-type="float" office:value="12.8571428571429" calcext:value-type="float">
            <text:p>12,8571428571</text:p>
          </table:table-cell>
          <table:table-cell table:formula="of:=[.$S33]*[.$N33]" office:value-type="float" office:value="271.285714285714" calcext:value-type="float">
            <text:p>271,2857142857</text:p>
          </table:table-cell>
          <table:table-cell table:formula="of:=[.$E33]/([.$J33]/1000)" office:value-type="float" office:value="316.5" calcext:value-type="float">
            <text:p>316,5</text:p>
          </table:table-cell>
          <table:table-cell table:number-columns-repeated="1003"/>
        </table:table-row>
        <table:table-row table:style-name="ro1">
          <table:table-cell table:style-name="ce2" table:formula="of:=[.$B34] &amp; &quot; / &quot; &amp; [.$C34]" office:value-type="string" office:string-value="Guwiki-20160305 / 100" calcext:value-type="string">
            <text:p>Guwiki-20160305 / 100</text:p>
          </table:table-cell>
          <table:table-cell office:value-type="string" calcext:value-type="string">
            <text:p>Gu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table:style-name="ce4" table:formula="of:=[.$E34]/[.$D34]" office:value-type="float" office:value="19.9603174603175" calcext:value-type="float">
            <text:p>19,9603174603</text:p>
          </table:table-cell>
          <table:table-cell table:style-name="ce4" table:formula="of:=[.$J34]-[.$F34]" office:value-type="float" office:value="-2000" calcext:value-type="float">
            <text:p>-2000</text:p>
          </table:table-cell>
          <table:table-cell table:style-name="ce4" table:formula="of:=[.$K34]-[.$G34]" office:value-type="float" office:value="-2000" calcext:value-type="float">
            <text:p>-2000</text:p>
          </table:table-cell>
          <table:table-cell table:style-name="ce4" table:formula="of:=[.$L34]-[.$H34]" office:value-type="float" office:value="-1000" calcext:value-type="float">
            <text:p>-1000</text:p>
          </table:table-cell>
          <table:table-cell table:style-name="ce4" table:formula="of:=[.$M34]-[.$I34]" office:value-type="float" office:value="2" calcext:value-type="float">
            <text:p>2</text:p>
          </table:table-cell>
          <table:table-cell table:style-name="ce4" table:formula="of:=[.$D34]/([.$F34]/1000)" office:value-type="float" office:value="36" calcext:value-type="float">
            <text:p>36</text:p>
          </table:table-cell>
          <table:table-cell table:style-name="ce4" table:formula="of:=[.$S34]*[.$N34]" office:value-type="float" office:value="718.57142857143" calcext:value-type="float">
            <text:p>718,5714285714</text:p>
          </table:table-cell>
          <table:table-cell table:style-name="ce4" table:formula="of:=[.$E34]/([.$J34]/1000)" office:value-type="float" office:value="1006" calcext:value-type="float">
            <text:p>1006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35] &amp; &quot; / &quot; &amp; [.$C35]" office:value-type="string" office:string-value="Guwiki-20160305 / 200" calcext:value-type="string">
            <text:p>Guwiki-20160305 / 200</text:p>
          </table:table-cell>
          <table:table-cell office:value-type="string" calcext:value-type="string">
            <text:p>Gu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table:style-name="ce4" table:formula="of:=[.$E35]/[.$D35]" office:value-type="float" office:value="19.9603174603175" calcext:value-type="float">
            <text:p>19,9603174603</text:p>
          </table:table-cell>
          <table:table-cell table:style-name="ce4" table:formula="of:=[.$J35]-[.$F35]" office:value-type="float" office:value="-2000" calcext:value-type="float">
            <text:p>-2000</text:p>
          </table:table-cell>
          <table:table-cell table:style-name="ce4" table:formula="of:=[.$K35]-[.$G35]" office:value-type="float" office:value="-2000" calcext:value-type="float">
            <text:p>-2000</text:p>
          </table:table-cell>
          <table:table-cell table:style-name="ce4" table:formula="of:=[.$L35]-[.$H35]" office:value-type="float" office:value="-2000" calcext:value-type="float">
            <text:p>-2000</text:p>
          </table:table-cell>
          <table:table-cell table:style-name="ce4" table:formula="of:=[.$M35]-[.$I35]" office:value-type="float" office:value="-1" calcext:value-type="float">
            <text:p>-1</text:p>
          </table:table-cell>
          <table:table-cell table:style-name="ce4" table:formula="of:=[.$D35]/([.$F35]/1000)" office:value-type="float" office:value="31.5" calcext:value-type="float">
            <text:p>31,5</text:p>
          </table:table-cell>
          <table:table-cell table:style-name="ce4" table:formula="of:=[.$S35]*[.$N35]" office:value-type="float" office:value="628.750000000001" calcext:value-type="float">
            <text:p>628,75</text:p>
          </table:table-cell>
          <table:table-cell table:style-name="ce4" table:formula="of:=[.$E35]/([.$J35]/1000)" office:value-type="float" office:value="838.333333333333" calcext:value-type="float">
            <text:p>838,3333333333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36] &amp; &quot; / &quot; &amp; [.$C36]" office:value-type="string" office:string-value="Guwiki-20160305 / 300" calcext:value-type="string">
            <text:p>Guwiki-20160305 / 300</text:p>
          </table:table-cell>
          <table:table-cell office:value-type="string" calcext:value-type="string">
            <text:p>Gu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table:style-name="ce4" table:formula="of:=[.$E36]/[.$D36]" office:value-type="float" office:value="19.9603174603175" calcext:value-type="float">
            <text:p>19,9603174603</text:p>
          </table:table-cell>
          <table:table-cell table:style-name="ce4" table:formula="of:=[.$J36]-[.$F36]" office:value-type="float" office:value="-1000" calcext:value-type="float">
            <text:p>-1000</text:p>
          </table:table-cell>
          <table:table-cell table:style-name="ce4" table:formula="of:=[.$K36]-[.$G36]" office:value-type="float" office:value="-1000" calcext:value-type="float">
            <text:p>-1000</text:p>
          </table:table-cell>
          <table:table-cell table:style-name="ce4" table:formula="of:=[.$L36]-[.$H36]" office:value-type="float" office:value="-1000" calcext:value-type="float">
            <text:p>-1000</text:p>
          </table:table-cell>
          <table:table-cell table:style-name="ce4" table:formula="of:=[.$M36]-[.$I36]" office:value-type="float" office:value="0" calcext:value-type="float">
            <text:p>0</text:p>
          </table:table-cell>
          <table:table-cell table:style-name="ce4" table:formula="of:=[.$D36]/([.$F36]/1000)" office:value-type="float" office:value="31.5" calcext:value-type="float">
            <text:p>31,5</text:p>
          </table:table-cell>
          <table:table-cell table:style-name="ce4" table:formula="of:=[.$S36]*[.$N36]" office:value-type="float" office:value="628.750000000001" calcext:value-type="float">
            <text:p>628,75</text:p>
          </table:table-cell>
          <table:table-cell table:style-name="ce4" table:formula="of:=[.$E36]/([.$J36]/1000)" office:value-type="float" office:value="718.571428571429" calcext:value-type="float">
            <text:p>718,5714285714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37] &amp; &quot; / &quot; &amp; [.$C37]" office:value-type="string" office:string-value="Guwiki-20160305 / 400" calcext:value-type="string">
            <text:p>Guwiki-20160305 / 400</text:p>
          </table:table-cell>
          <table:table-cell office:value-type="string" calcext:value-type="string">
            <text:p>Gu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style-name="ce4" table:formula="of:=[.$E37]/[.$D37]" office:value-type="float" office:value="19.9603174603175" calcext:value-type="float">
            <text:p>19,9603174603</text:p>
          </table:table-cell>
          <table:table-cell table:style-name="ce4" table:formula="of:=[.$J37]-[.$F37]" office:value-type="float" office:value="0" calcext:value-type="float">
            <text:p>0</text:p>
          </table:table-cell>
          <table:table-cell table:style-name="ce4" table:formula="of:=[.$K37]-[.$G37]" office:value-type="float" office:value="0" calcext:value-type="float">
            <text:p>0</text:p>
          </table:table-cell>
          <table:table-cell table:style-name="ce4" table:formula="of:=[.$L37]-[.$H37]" office:value-type="float" office:value="0" calcext:value-type="float">
            <text:p>0</text:p>
          </table:table-cell>
          <table:table-cell table:style-name="ce4" table:formula="of:=[.$M37]-[.$I37]" office:value-type="float" office:value="1" calcext:value-type="float">
            <text:p>1</text:p>
          </table:table-cell>
          <table:table-cell table:style-name="ce4" table:formula="of:=[.$D37]/([.$F37]/1000)" office:value-type="float" office:value="31.5" calcext:value-type="float">
            <text:p>31,5</text:p>
          </table:table-cell>
          <table:table-cell table:style-name="ce4" table:formula="of:=[.$S37]*[.$N37]" office:value-type="float" office:value="628.750000000001" calcext:value-type="float">
            <text:p>628,75</text:p>
          </table:table-cell>
          <table:table-cell table:style-name="ce4" table:formula="of:=[.$E37]/([.$J37]/1000)" office:value-type="float" office:value="628.75" calcext:value-type="float">
            <text:p>628,7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38] &amp; &quot; / &quot; &amp; [.$C38]" office:value-type="string" office:string-value="Kkwiki-20160305 / 100" calcext:value-type="string">
            <text:p>Kkwiki-20160305 / 100</text:p>
          </table:table-cell>
          <table:table-cell table:style-name="ce5" office:value-type="string" calcext:value-type="string">
            <text:p>Kk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number-columns-repeated="2"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4000" calcext:value-type="float">
            <text:p>14000</text:p>
          </table:table-cell>
          <table:table-cell office:value-type="float" office:value="9" calcext:value-type="float">
            <text:p>9</text:p>
          </table:table-cell>
          <table:table-cell table:formula="of:=[.$E38]/[.$D38]" office:value-type="float" office:value="23.9904942965779" calcext:value-type="float">
            <text:p>23,9904942966</text:p>
          </table:table-cell>
          <table:table-cell table:formula="of:=[.$J38]-[.$F38]" office:value-type="float" office:value="-3000" calcext:value-type="float">
            <text:p>-3000</text:p>
          </table:table-cell>
          <table:table-cell table:formula="of:=[.$K38]-[.$G38]" office:value-type="float" office:value="-3000" calcext:value-type="float">
            <text:p>-3000</text:p>
          </table:table-cell>
          <table:table-cell table:formula="of:=[.$L38]-[.$H38]" office:value-type="float" office:value="-1000" calcext:value-type="float">
            <text:p>-1000</text:p>
          </table:table-cell>
          <table:table-cell table:formula="of:=[.$M38]-[.$I38]" office:value-type="float" office:value="-1" calcext:value-type="float">
            <text:p>-1</text:p>
          </table:table-cell>
          <table:table-cell table:formula="of:=[.$D38]/([.$F38]/1000)" office:value-type="float" office:value="27.6842105263158" calcext:value-type="float">
            <text:p>27,6842105263</text:p>
          </table:table-cell>
          <table:table-cell table:formula="of:=[.$S38]*[.$N38]" office:value-type="float" office:value="664.157894736842" calcext:value-type="float">
            <text:p>664,1578947368</text:p>
          </table:table-cell>
          <table:table-cell table:formula="of:=[.$E38]/([.$J38]/1000)" office:value-type="float" office:value="788.6875" calcext:value-type="float">
            <text:p>788,6875</text:p>
          </table:table-cell>
          <table:table-cell table:number-columns-repeated="1003"/>
        </table:table-row>
        <table:table-row table:style-name="ro1">
          <table:table-cell table:style-name="ce2" table:formula="of:=[.$B39] &amp; &quot; / &quot; &amp; [.$C39]" office:value-type="string" office:string-value="Kkwiki-20160305 / 200" calcext:value-type="string">
            <text:p>Kkwiki-20160305 / 200</text:p>
          </table:table-cell>
          <table:table-cell table:style-name="ce5" office:value-type="string" calcext:value-type="string">
            <text:p>Kk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3000" calcext:value-type="float">
            <text:p>13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1000" calcext:value-type="float">
            <text:p>11000</text:p>
          </table:table-cell>
          <table:table-cell office:value-type="float" office:value="8" calcext:value-type="float">
            <text:p>8</text:p>
          </table:table-cell>
          <table:table-cell table:formula="of:=[.$E39]/[.$D39]" office:value-type="float" office:value="23.9904942965779" calcext:value-type="float">
            <text:p>23,9904942966</text:p>
          </table:table-cell>
          <table:table-cell table:formula="of:=[.$J39]-[.$F39]" office:value-type="float" office:value="-2000" calcext:value-type="float">
            <text:p>-2000</text:p>
          </table:table-cell>
          <table:table-cell table:formula="of:=[.$K39]-[.$G39]" office:value-type="float" office:value="-2000" calcext:value-type="float">
            <text:p>-2000</text:p>
          </table:table-cell>
          <table:table-cell table:formula="of:=[.$L39]-[.$H39]" office:value-type="float" office:value="-2000" calcext:value-type="float">
            <text:p>-2000</text:p>
          </table:table-cell>
          <table:table-cell table:formula="of:=[.$M39]-[.$I39]" office:value-type="float" office:value="-1" calcext:value-type="float">
            <text:p>-1</text:p>
          </table:table-cell>
          <table:table-cell table:formula="of:=[.$D39]/([.$F39]/1000)" office:value-type="float" office:value="32.875" calcext:value-type="float">
            <text:p>32,875</text:p>
          </table:table-cell>
          <table:table-cell table:formula="of:=[.$S39]*[.$N39]" office:value-type="float" office:value="788.6875" calcext:value-type="float">
            <text:p>788,6875</text:p>
          </table:table-cell>
          <table:table-cell table:formula="of:=[.$E39]/([.$J39]/1000)" office:value-type="float" office:value="901.357142857143" calcext:value-type="float">
            <text:p>901,3571428571</text:p>
          </table:table-cell>
          <table:table-cell table:number-columns-repeated="1003"/>
        </table:table-row>
        <table:table-row table:style-name="ro1">
          <table:table-cell table:style-name="ce2" table:formula="of:=[.$B40] &amp; &quot; / &quot; &amp; [.$C40]" office:value-type="string" office:string-value="Kkwiki-20160305 / 300" calcext:value-type="string">
            <text:p>Kkwiki-20160305 / 300</text:p>
          </table:table-cell>
          <table:table-cell table:style-name="ce5" office:value-type="string" calcext:value-type="string">
            <text:p>Kk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number-columns-repeated="2"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table:formula="of:=[.$E40]/[.$D40]" office:value-type="float" office:value="23.9904942965779" calcext:value-type="float">
            <text:p>23,9904942966</text:p>
          </table:table-cell>
          <table:table-cell table:formula="of:=[.$J40]-[.$F40]" office:value-type="float" office:value="1000" calcext:value-type="float">
            <text:p>1000</text:p>
          </table:table-cell>
          <table:table-cell table:formula="of:=[.$K40]-[.$G40]" office:value-type="float" office:value="1000" calcext:value-type="float">
            <text:p>1000</text:p>
          </table:table-cell>
          <table:table-cell table:formula="of:=[.$L40]-[.$H40]" office:value-type="float" office:value="0" calcext:value-type="float">
            <text:p>0</text:p>
          </table:table-cell>
          <table:table-cell table:formula="of:=[.$M40]-[.$I40]" office:value-type="float" office:value="-2" calcext:value-type="float">
            <text:p>-2</text:p>
          </table:table-cell>
          <table:table-cell table:formula="of:=[.$D40]/([.$F40]/1000)" office:value-type="float" office:value="37.5714285714286" calcext:value-type="float">
            <text:p>37,5714285714</text:p>
          </table:table-cell>
          <table:table-cell table:formula="of:=[.$S40]*[.$N40]" office:value-type="float" office:value="901.357142857143" calcext:value-type="float">
            <text:p>901,3571428571</text:p>
          </table:table-cell>
          <table:table-cell table:formula="of:=[.$E40]/([.$J40]/1000)" office:value-type="float" office:value="841.266666666667" calcext:value-type="float">
            <text:p>841,2666666667</text:p>
          </table:table-cell>
          <table:table-cell table:number-columns-repeated="1003"/>
        </table:table-row>
        <table:table-row table:style-name="ro1">
          <table:table-cell table:style-name="ce2" table:formula="of:=[.$B41] &amp; &quot; / &quot; &amp; [.$C41]" office:value-type="string" office:string-value="Kkwiki-20160305 / 400" calcext:value-type="string">
            <text:p>Kkwiki-20160305 / 400</text:p>
          </table:table-cell>
          <table:table-cell table:style-name="ce5" office:value-type="string" calcext:value-type="string">
            <text:p>Kk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table:formula="of:=[.$E41]/[.$D41]" office:value-type="float" office:value="23.9904942965779" calcext:value-type="float">
            <text:p>23,9904942966</text:p>
          </table:table-cell>
          <table:table-cell table:formula="of:=[.$J41]-[.$F41]" office:value-type="float" office:value="-2000" calcext:value-type="float">
            <text:p>-2000</text:p>
          </table:table-cell>
          <table:table-cell table:formula="of:=[.$K41]-[.$G41]" office:value-type="float" office:value="-2000" calcext:value-type="float">
            <text:p>-2000</text:p>
          </table:table-cell>
          <table:table-cell table:formula="of:=[.$L41]-[.$H41]" office:value-type="float" office:value="-1000" calcext:value-type="float">
            <text:p>-1000</text:p>
          </table:table-cell>
          <table:table-cell table:formula="of:=[.$M41]-[.$I41]" office:value-type="float" office:value="-2" calcext:value-type="float">
            <text:p>-2</text:p>
          </table:table-cell>
          <table:table-cell table:formula="of:=[.$D41]/([.$F41]/1000)" office:value-type="float" office:value="29.2222222222222" calcext:value-type="float">
            <text:p>29,2222222222</text:p>
          </table:table-cell>
          <table:table-cell table:formula="of:=[.$S41]*[.$N41]" office:value-type="float" office:value="701.055555555556" calcext:value-type="float">
            <text:p>701,0555555556</text:p>
          </table:table-cell>
          <table:table-cell table:formula="of:=[.$E41]/([.$J41]/1000)" office:value-type="float" office:value="788.6875" calcext:value-type="float">
            <text:p>788,6875</text:p>
          </table:table-cell>
          <table:table-cell table:number-columns-repeated="1003"/>
        </table:table-row>
        <table:table-row table:style-name="ro1">
          <table:table-cell table:style-name="ce2" table:formula="of:=[.$B42] &amp; &quot; / &quot; &amp; [.$C42]" office:value-type="string" office:string-value="Bewiki-20160305 / 100" calcext:value-type="string">
            <text:p>Bewiki-20160305 / 100</text:p>
          </table:table-cell>
          <table:table-cell office:value-type="string" calcext:value-type="string">
            <text:p>Be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21000" calcext:value-type="float">
            <text:p>21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9" calcext:value-type="float">
            <text:p>9</text:p>
          </table:table-cell>
          <table:table-cell table:style-name="ce4" table:formula="of:=[.$E42]/[.$D42]" office:value-type="float" office:value="19.7041832669323" calcext:value-type="float">
            <text:p>19,7041832669</text:p>
          </table:table-cell>
          <table:table-cell table:style-name="ce4" table:formula="of:=[.$J42]-[.$F42]" office:value-type="float" office:value="-1000" calcext:value-type="float">
            <text:p>-1000</text:p>
          </table:table-cell>
          <table:table-cell table:style-name="ce4" table:formula="of:=[.$K42]-[.$G42]" office:value-type="float" office:value="-1000" calcext:value-type="float">
            <text:p>-1000</text:p>
          </table:table-cell>
          <table:table-cell table:style-name="ce4" table:formula="of:=[.$L42]-[.$H42]" office:value-type="float" office:value="1000" calcext:value-type="float">
            <text:p>1000</text:p>
          </table:table-cell>
          <table:table-cell table:style-name="ce4" table:formula="of:=[.$M42]-[.$I42]" office:value-type="float" office:value="0" calcext:value-type="float">
            <text:p>0</text:p>
          </table:table-cell>
          <table:table-cell table:style-name="ce4" table:formula="of:=[.$D42]/([.$F42]/1000)" office:value-type="float" office:value="37.1851851851852" calcext:value-type="float">
            <text:p>37,1851851852</text:p>
          </table:table-cell>
          <table:table-cell table:style-name="ce4" table:formula="of:=[.$S42]*[.$N42]" office:value-type="float" office:value="732.703703703705" calcext:value-type="float">
            <text:p>732,7037037037</text:p>
          </table:table-cell>
          <table:table-cell table:style-name="ce4" table:formula="of:=[.$E42]/([.$J42]/1000)" office:value-type="float" office:value="760.884615384615" calcext:value-type="float">
            <text:p>760,8846153846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43] &amp; &quot; / &quot; &amp; [.$C43]" office:value-type="string" office:string-value="Bewiki-20160305 / 200" calcext:value-type="string">
            <text:p>Bewiki-20160305 / 200</text:p>
          </table:table-cell>
          <table:table-cell office:value-type="string" calcext:value-type="string">
            <text:p>Be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19000" calcext:value-type="float">
            <text:p>19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000" calcext:value-type="float">
            <text:p>2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style-name="ce4" table:formula="of:=[.$E43]/[.$D43]" office:value-type="float" office:value="19.7041832669323" calcext:value-type="float">
            <text:p>19,7041832669</text:p>
          </table:table-cell>
          <table:table-cell table:style-name="ce4" table:formula="of:=[.$J43]-[.$F43]" office:value-type="float" office:value="1000" calcext:value-type="float">
            <text:p>1000</text:p>
          </table:table-cell>
          <table:table-cell table:style-name="ce4" table:formula="of:=[.$K43]-[.$G43]" office:value-type="float" office:value="1000" calcext:value-type="float">
            <text:p>1000</text:p>
          </table:table-cell>
          <table:table-cell table:style-name="ce4" table:formula="of:=[.$L43]-[.$H43]" office:value-type="float" office:value="4000" calcext:value-type="float">
            <text:p>4000</text:p>
          </table:table-cell>
          <table:table-cell table:style-name="ce4" table:formula="of:=[.$M43]-[.$I43]" office:value-type="float" office:value="1" calcext:value-type="float">
            <text:p>1</text:p>
          </table:table-cell>
          <table:table-cell table:style-name="ce4" table:formula="of:=[.$D43]/([.$F43]/1000)" office:value-type="float" office:value="40.16" calcext:value-type="float">
            <text:p>40,16</text:p>
          </table:table-cell>
          <table:table-cell table:style-name="ce4" table:formula="of:=[.$S43]*[.$N43]" office:value-type="float" office:value="791.320000000001" calcext:value-type="float">
            <text:p>791,32</text:p>
          </table:table-cell>
          <table:table-cell table:style-name="ce4" table:formula="of:=[.$E43]/([.$J43]/1000)" office:value-type="float" office:value="760.884615384615" calcext:value-type="float">
            <text:p>760,8846153846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44] &amp; &quot; / &quot; &amp; [.$C44]" office:value-type="string" office:string-value="Bewiki-20160305 / 300" calcext:value-type="string">
            <text:p>Bewiki-20160305 / 300</text:p>
          </table:table-cell>
          <table:table-cell office:value-type="string" calcext:value-type="string">
            <text:p>Be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number-columns-repeated="2" office:value-type="float" office:value="23000" calcext:value-type="float">
            <text:p>23000</text:p>
          </table:table-cell>
          <table:table-cell office:value-type="float" office:value="19000" calcext:value-type="float">
            <text:p>19000</text:p>
          </table:table-cell>
          <table:table-cell office:value-type="float" office:value="8" calcext:value-type="float">
            <text:p>8</text:p>
          </table:table-cell>
          <table:table-cell office:value-type="float" office:value="27000" calcext:value-type="float">
            <text:p>27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9" calcext:value-type="float">
            <text:p>9</text:p>
          </table:table-cell>
          <table:table-cell table:style-name="ce4" table:formula="of:=[.$E44]/[.$D44]" office:value-type="float" office:value="19.7041832669323" calcext:value-type="float">
            <text:p>19,7041832669</text:p>
          </table:table-cell>
          <table:table-cell table:style-name="ce4" table:formula="of:=[.$J44]-[.$F44]" office:value-type="float" office:value="4000" calcext:value-type="float">
            <text:p>4000</text:p>
          </table:table-cell>
          <table:table-cell table:style-name="ce4" table:formula="of:=[.$K44]-[.$G44]" office:value-type="float" office:value="3000" calcext:value-type="float">
            <text:p>3000</text:p>
          </table:table-cell>
          <table:table-cell table:style-name="ce4" table:formula="of:=[.$L44]-[.$H44]" office:value-type="float" office:value="3000" calcext:value-type="float">
            <text:p>3000</text:p>
          </table:table-cell>
          <table:table-cell table:style-name="ce4" table:formula="of:=[.$M44]-[.$I44]" office:value-type="float" office:value="1" calcext:value-type="float">
            <text:p>1</text:p>
          </table:table-cell>
          <table:table-cell table:style-name="ce4" table:formula="of:=[.$D44]/([.$F44]/1000)" office:value-type="float" office:value="43.6521739130435" calcext:value-type="float">
            <text:p>43,652173913</text:p>
          </table:table-cell>
          <table:table-cell table:style-name="ce4" table:formula="of:=[.$S44]*[.$N44]" office:value-type="float" office:value="860.13043478261" calcext:value-type="float">
            <text:p>860,1304347826</text:p>
          </table:table-cell>
          <table:table-cell table:style-name="ce4" table:formula="of:=[.$E44]/([.$J44]/1000)" office:value-type="float" office:value="732.703703703704" calcext:value-type="float">
            <text:p>732,703703703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45] &amp; &quot; / &quot; &amp; [.$C45]" office:value-type="string" office:string-value="Bewiki-20160305 / 400" calcext:value-type="string">
            <text:p>Bewiki-20160305 / 400</text:p>
          </table:table-cell>
          <table:table-cell office:value-type="string" calcext:value-type="string">
            <text:p>Be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21000" calcext:value-type="float">
            <text:p>21000</text:p>
          </table:table-cell>
          <table:table-cell office:value-type="float" office:value="9" calcext:value-type="float">
            <text:p>9</text:p>
          </table:table-cell>
          <table:table-cell table:style-name="ce4" table:formula="of:=[.$E45]/[.$D45]" office:value-type="float" office:value="19.7041832669323" calcext:value-type="float">
            <text:p>19,7041832669</text:p>
          </table:table-cell>
          <table:table-cell table:style-name="ce4" table:formula="of:=[.$J45]-[.$F45]" office:value-type="float" office:value="6000" calcext:value-type="float">
            <text:p>6000</text:p>
          </table:table-cell>
          <table:table-cell table:style-name="ce4" table:formula="of:=[.$K45]-[.$G45]" office:value-type="float" office:value="6000" calcext:value-type="float">
            <text:p>6000</text:p>
          </table:table-cell>
          <table:table-cell table:style-name="ce4" table:formula="of:=[.$L45]-[.$H45]" office:value-type="float" office:value="6000" calcext:value-type="float">
            <text:p>6000</text:p>
          </table:table-cell>
          <table:table-cell table:style-name="ce4" table:formula="of:=[.$M45]-[.$I45]" office:value-type="float" office:value="-1" calcext:value-type="float">
            <text:p>-1</text:p>
          </table:table-cell>
          <table:table-cell table:style-name="ce4" table:formula="of:=[.$D45]/([.$F45]/1000)" office:value-type="float" office:value="47.8095238095238" calcext:value-type="float">
            <text:p>47,8095238095</text:p>
          </table:table-cell>
          <table:table-cell table:style-name="ce4" table:formula="of:=[.$S45]*[.$N45]" office:value-type="float" office:value="942.04761904762" calcext:value-type="float">
            <text:p>942,0476190476</text:p>
          </table:table-cell>
          <table:table-cell table:style-name="ce4" table:formula="of:=[.$E45]/([.$J45]/1000)" office:value-type="float" office:value="732.703703703704" calcext:value-type="float">
            <text:p>732,703703703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46] &amp; &quot; / &quot; &amp; [.$C46]" office:value-type="string" office:string-value="Skwiki-20160305 / 100" calcext:value-type="string">
            <text:p>Skwiki-20160305 / 100</text:p>
          </table:table-cell>
          <table:table-cell table:style-name="ce5" office:value-type="string" calcext:value-type="string">
            <text:p>Sk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number-columns-repeated="2" office:value-type="float" office:value="47000" calcext:value-type="float">
            <text:p>4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000" calcext:value-type="float">
            <text:p>4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9" calcext:value-type="float">
            <text:p>9</text:p>
          </table:table-cell>
          <table:table-cell table:formula="of:=[.$E46]/[.$D46]" office:value-type="float" office:value="21.6157826649418" calcext:value-type="float">
            <text:p>21,6157826649</text:p>
          </table:table-cell>
          <table:table-cell table:formula="of:=[.$J46]-[.$F46]" office:value-type="float" office:value="-6000" calcext:value-type="float">
            <text:p>-6000</text:p>
          </table:table-cell>
          <table:table-cell table:formula="of:=[.$K46]-[.$G46]" office:value-type="float" office:value="-6000" calcext:value-type="float">
            <text:p>-6000</text:p>
          </table:table-cell>
          <table:table-cell table:formula="of:=[.$L46]-[.$H46]" office:value-type="float" office:value="-1000" calcext:value-type="float">
            <text:p>-1000</text:p>
          </table:table-cell>
          <table:table-cell table:formula="of:=[.$M46]-[.$I46]" office:value-type="float" office:value="1" calcext:value-type="float">
            <text:p>1</text:p>
          </table:table-cell>
          <table:table-cell table:formula="of:=[.$D46]/([.$F46]/1000)" office:value-type="float" office:value="32.8936170212766" calcext:value-type="float">
            <text:p>32,8936170213</text:p>
          </table:table-cell>
          <table:table-cell table:formula="of:=[.$S46]*[.$N46]" office:value-type="float" office:value="711.021276595745" calcext:value-type="float">
            <text:p>711,0212765957</text:p>
          </table:table-cell>
          <table:table-cell table:formula="of:=[.$E46]/([.$J46]/1000)" office:value-type="float" office:value="815.073170731707" calcext:value-type="float">
            <text:p>815,0731707317</text:p>
          </table:table-cell>
          <table:table-cell table:number-columns-repeated="1003"/>
        </table:table-row>
        <table:table-row table:style-name="ro1">
          <table:table-cell table:style-name="ce2" table:formula="of:=[.$B47] &amp; &quot; / &quot; &amp; [.$C47]" office:value-type="string" office:string-value="Skwiki-20160305 / 200" calcext:value-type="string">
            <text:p>Skwiki-20160305 / 200</text:p>
          </table:table-cell>
          <table:table-cell table:style-name="ce5" office:value-type="string" calcext:value-type="string">
            <text:p>Sk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number-columns-repeated="2" office:value-type="float" office:value="41000" calcext:value-type="float">
            <text:p>4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" calcext:value-type="float">
            <text:p>9</text:p>
          </table:table-cell>
          <table:table-cell office:value-type="float" office:value="39000" calcext:value-type="float">
            <text:p>39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9" calcext:value-type="float">
            <text:p>9</text:p>
          </table:table-cell>
          <table:table-cell table:formula="of:=[.$E47]/[.$D47]" office:value-type="float" office:value="21.6157826649418" calcext:value-type="float">
            <text:p>21,6157826649</text:p>
          </table:table-cell>
          <table:table-cell table:formula="of:=[.$J47]-[.$F47]" office:value-type="float" office:value="-2000" calcext:value-type="float">
            <text:p>-2000</text:p>
          </table:table-cell>
          <table:table-cell table:formula="of:=[.$K47]-[.$G47]" office:value-type="float" office:value="-3000" calcext:value-type="float">
            <text:p>-3000</text:p>
          </table:table-cell>
          <table:table-cell table:formula="of:=[.$L47]-[.$H47]" office:value-type="float" office:value="7000" calcext:value-type="float">
            <text:p>7000</text:p>
          </table:table-cell>
          <table:table-cell table:formula="of:=[.$M47]-[.$I47]" office:value-type="float" office:value="0" calcext:value-type="float">
            <text:p>0</text:p>
          </table:table-cell>
          <table:table-cell table:formula="of:=[.$D47]/([.$F47]/1000)" office:value-type="float" office:value="37.7073170731707" calcext:value-type="float">
            <text:p>37,7073170732</text:p>
          </table:table-cell>
          <table:table-cell table:formula="of:=[.$S47]*[.$N47]" office:value-type="float" office:value="815.073170731707" calcext:value-type="float">
            <text:p>815,0731707317</text:p>
          </table:table-cell>
          <table:table-cell table:formula="of:=[.$E47]/([.$J47]/1000)" office:value-type="float" office:value="856.871794871795" calcext:value-type="float">
            <text:p>856,8717948718</text:p>
          </table:table-cell>
          <table:table-cell table:number-columns-repeated="1003"/>
        </table:table-row>
        <table:table-row table:style-name="ro1">
          <table:table-cell table:style-name="ce2" table:formula="of:=[.$B48] &amp; &quot; / &quot; &amp; [.$C48]" office:value-type="string" office:string-value="Skwiki-20160305 / 300" calcext:value-type="string">
            <text:p>Skwiki-20160305 / 300</text:p>
          </table:table-cell>
          <table:table-cell table:style-name="ce5" office:value-type="string" calcext:value-type="string">
            <text:p>Sk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29000" calcext:value-type="float">
            <text:p>29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000" calcext:value-type="float">
            <text:p>3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9" calcext:value-type="float">
            <text:p>9</text:p>
          </table:table-cell>
          <table:table-cell table:formula="of:=[.$E48]/[.$D48]" office:value-type="float" office:value="21.6157826649418" calcext:value-type="float">
            <text:p>21,6157826649</text:p>
          </table:table-cell>
          <table:table-cell table:formula="of:=[.$J48]-[.$F48]" office:value-type="float" office:value="-2000" calcext:value-type="float">
            <text:p>-2000</text:p>
          </table:table-cell>
          <table:table-cell table:formula="of:=[.$K48]-[.$G48]" office:value-type="float" office:value="-2000" calcext:value-type="float">
            <text:p>-2000</text:p>
          </table:table-cell>
          <table:table-cell table:formula="of:=[.$L48]-[.$H48]" office:value-type="float" office:value="5000" calcext:value-type="float">
            <text:p>5000</text:p>
          </table:table-cell>
          <table:table-cell table:formula="of:=[.$M48]-[.$I48]" office:value-type="float" office:value="-2" calcext:value-type="float">
            <text:p>-2</text:p>
          </table:table-cell>
          <table:table-cell table:formula="of:=[.$D48]/([.$F48]/1000)" office:value-type="float" office:value="38.65" calcext:value-type="float">
            <text:p>38,65</text:p>
          </table:table-cell>
          <table:table-cell table:formula="of:=[.$S48]*[.$N48]" office:value-type="float" office:value="835.45" calcext:value-type="float">
            <text:p>835,45</text:p>
          </table:table-cell>
          <table:table-cell table:formula="of:=[.$E48]/([.$J48]/1000)" office:value-type="float" office:value="879.421052631579" calcext:value-type="float">
            <text:p>879,4210526316</text:p>
          </table:table-cell>
          <table:table-cell table:number-columns-repeated="1003"/>
        </table:table-row>
        <table:table-row table:style-name="ro1">
          <table:table-cell table:style-name="ce2" table:formula="of:=[.$B49] &amp; &quot; / &quot; &amp; [.$C49]" office:value-type="string" office:string-value="Skwiki-20160305 / 400" calcext:value-type="string">
            <text:p>Skwiki-20160305 / 400</text:p>
          </table:table-cell>
          <table:table-cell table:style-name="ce5" office:value-type="string" calcext:value-type="string">
            <text:p>Sk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number-columns-repeated="2" office:value-type="float" office:value="33000" calcext:value-type="float">
            <text:p>33000</text:p>
          </table:table-cell>
          <table:table-cell office:value-type="float" office:value="26000" calcext:value-type="float">
            <text:p>26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000" calcext:value-type="float">
            <text:p>3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" calcext:value-type="float">
            <text:p>10</text:p>
          </table:table-cell>
          <table:table-cell table:formula="of:=[.$E49]/[.$D49]" office:value-type="float" office:value="21.6157826649418" calcext:value-type="float">
            <text:p>21,6157826649</text:p>
          </table:table-cell>
          <table:table-cell table:formula="of:=[.$J49]-[.$F49]" office:value-type="float" office:value="5000" calcext:value-type="float">
            <text:p>5000</text:p>
          </table:table-cell>
          <table:table-cell table:formula="of:=[.$K49]-[.$G49]" office:value-type="float" office:value="5000" calcext:value-type="float">
            <text:p>5000</text:p>
          </table:table-cell>
          <table:table-cell table:formula="of:=[.$L49]-[.$H49]" office:value-type="float" office:value="6000" calcext:value-type="float">
            <text:p>6000</text:p>
          </table:table-cell>
          <table:table-cell table:formula="of:=[.$M49]-[.$I49]" office:value-type="float" office:value="1" calcext:value-type="float">
            <text:p>1</text:p>
          </table:table-cell>
          <table:table-cell table:formula="of:=[.$D49]/([.$F49]/1000)" office:value-type="float" office:value="46.8484848484849" calcext:value-type="float">
            <text:p>46,8484848485</text:p>
          </table:table-cell>
          <table:table-cell table:formula="of:=[.$S49]*[.$N49]" office:value-type="float" office:value="1012.66666666667" calcext:value-type="float">
            <text:p>1012,6666666667</text:p>
          </table:table-cell>
          <table:table-cell table:formula="of:=[.$E49]/([.$J49]/1000)" office:value-type="float" office:value="879.421052631579" calcext:value-type="float">
            <text:p>879,4210526316</text:p>
          </table:table-cell>
          <table:table-cell table:number-columns-repeated="1003"/>
        </table:table-row>
        <table:table-row table:style-name="ro1">
          <table:table-cell table:style-name="ce2" table:formula="of:=[.$B50] &amp; &quot; / &quot; &amp; [.$C50]" office:value-type="string" office:string-value="Trwiki-20160305 / 100" calcext:value-type="string">
            <text:p>Trwiki-20160305 / 100</text:p>
          </table:table-cell>
          <table:table-cell office:value-type="string" calcext:value-type="string">
            <text:p>Tr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number-columns-repeated="2" office:value-type="float" office:value="163000" calcext:value-type="float">
            <text:p>163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6000" calcext:value-type="float">
            <text:p>18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9" calcext:value-type="float">
            <text:p>9</text:p>
          </table:table-cell>
          <table:table-cell table:style-name="ce4" table:formula="of:=[.$E50]/[.$D50]" office:value-type="float" office:value="22.5143005720229" calcext:value-type="float">
            <text:p>22,514300572</text:p>
          </table:table-cell>
          <table:table-cell table:style-name="ce4" table:formula="of:=[.$J50]-[.$F50]" office:value-type="float" office:value="23000" calcext:value-type="float">
            <text:p>23000</text:p>
          </table:table-cell>
          <table:table-cell table:style-name="ce4" table:formula="of:=[.$K50]-[.$G50]" office:value-type="float" office:value="23000" calcext:value-type="float">
            <text:p>23000</text:p>
          </table:table-cell>
          <table:table-cell table:style-name="ce4" table:formula="of:=[.$L50]-[.$H50]" office:value-type="float" office:value="-56000" calcext:value-type="float">
            <text:p>-56000</text:p>
          </table:table-cell>
          <table:table-cell table:style-name="ce4" table:formula="of:=[.$M50]-[.$I50]" office:value-type="float" office:value="-33" calcext:value-type="float">
            <text:p>-33</text:p>
          </table:table-cell>
          <table:table-cell table:style-name="ce4" table:formula="of:=[.$D50]/([.$F50]/1000)" office:value-type="float" office:value="35.3926380368098" calcext:value-type="float">
            <text:p>35,3926380368</text:p>
          </table:table-cell>
          <table:table-cell table:style-name="ce4" table:formula="of:=[.$S50]*[.$N50]" office:value-type="float" office:value="796.840490797546" calcext:value-type="float">
            <text:p>796,8404907975</text:p>
          </table:table-cell>
          <table:table-cell table:style-name="ce4" table:formula="of:=[.$E50]/([.$J50]/1000)" office:value-type="float" office:value="698.306451612903" calcext:value-type="float">
            <text:p>698,3064516129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51] &amp; &quot; / &quot; &amp; [.$C51]" office:value-type="string" office:string-value="Trwiki-20160305 / 200" calcext:value-type="string">
            <text:p>Trwiki-20160305 / 200</text:p>
          </table:table-cell>
          <table:table-cell office:value-type="string" calcext:value-type="string">
            <text:p>Tr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number-columns-repeated="2" office:value-type="float" office:value="144000" calcext:value-type="float">
            <text:p>14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1000" calcext:value-type="float">
            <text:p>161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8" calcext:value-type="float">
            <text:p>8</text:p>
          </table:table-cell>
          <table:table-cell table:style-name="ce4" table:formula="of:=[.$E51]/[.$D51]" office:value-type="float" office:value="22.5143005720229" calcext:value-type="float">
            <text:p>22,514300572</text:p>
          </table:table-cell>
          <table:table-cell table:style-name="ce4" table:formula="of:=[.$J51]-[.$F51]" office:value-type="float" office:value="17000" calcext:value-type="float">
            <text:p>17000</text:p>
          </table:table-cell>
          <table:table-cell table:style-name="ce4" table:formula="of:=[.$K51]-[.$G51]" office:value-type="float" office:value="17000" calcext:value-type="float">
            <text:p>17000</text:p>
          </table:table-cell>
          <table:table-cell table:style-name="ce4" table:formula="of:=[.$L51]-[.$H51]" office:value-type="float" office:value="35000" calcext:value-type="float">
            <text:p>35000</text:p>
          </table:table-cell>
          <table:table-cell table:style-name="ce4" table:formula="of:=[.$M51]-[.$I51]" office:value-type="float" office:value="-37" calcext:value-type="float">
            <text:p>-37</text:p>
          </table:table-cell>
          <table:table-cell table:style-name="ce4" table:formula="of:=[.$D51]/([.$F51]/1000)" office:value-type="float" office:value="40.0625" calcext:value-type="float">
            <text:p>40,0625</text:p>
          </table:table-cell>
          <table:table-cell table:style-name="ce4" table:formula="of:=[.$S51]*[.$N51]" office:value-type="float" office:value="901.979166666667" calcext:value-type="float">
            <text:p>901,9791666667</text:p>
          </table:table-cell>
          <table:table-cell table:style-name="ce4" table:formula="of:=[.$E51]/([.$J51]/1000)" office:value-type="float" office:value="806.739130434783" calcext:value-type="float">
            <text:p>806,7391304348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52] &amp; &quot; / &quot; &amp; [.$C52]" office:value-type="string" office:string-value="Trwiki-20160305 / 300" calcext:value-type="string">
            <text:p>Trwiki-20160305 / 300</text:p>
          </table:table-cell>
          <table:table-cell office:value-type="string" calcext:value-type="string">
            <text:p>Tr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number-columns-repeated="2" office:value-type="float" office:value="130000" calcext:value-type="float">
            <text:p>130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8" calcext:value-type="float">
            <text:p>8</text:p>
          </table:table-cell>
          <table:table-cell table:style-name="ce4" table:formula="of:=[.$E52]/[.$D52]" office:value-type="float" office:value="22.5143005720229" calcext:value-type="float">
            <text:p>22,514300572</text:p>
          </table:table-cell>
          <table:table-cell table:style-name="ce4" table:formula="of:=[.$J52]-[.$F52]" office:value-type="float" office:value="30000" calcext:value-type="float">
            <text:p>30000</text:p>
          </table:table-cell>
          <table:table-cell table:style-name="ce4" table:formula="of:=[.$K52]-[.$G52]" office:value-type="float" office:value="30000" calcext:value-type="float">
            <text:p>30000</text:p>
          </table:table-cell>
          <table:table-cell table:style-name="ce4" table:formula="of:=[.$L52]-[.$H52]" office:value-type="float" office:value="60000" calcext:value-type="float">
            <text:p>60000</text:p>
          </table:table-cell>
          <table:table-cell table:style-name="ce4" table:formula="of:=[.$M52]-[.$I52]" office:value-type="float" office:value="-2" calcext:value-type="float">
            <text:p>-2</text:p>
          </table:table-cell>
          <table:table-cell table:style-name="ce4" table:formula="of:=[.$D52]/([.$F52]/1000)" office:value-type="float" office:value="44.3769230769231" calcext:value-type="float">
            <text:p>44,3769230769</text:p>
          </table:table-cell>
          <table:table-cell table:style-name="ce4" table:formula="of:=[.$S52]*[.$N52]" office:value-type="float" office:value="999.115384615386" calcext:value-type="float">
            <text:p>999,1153846154</text:p>
          </table:table-cell>
          <table:table-cell table:style-name="ce4" table:formula="of:=[.$E52]/([.$J52]/1000)" office:value-type="float" office:value="811.78125" calcext:value-type="float">
            <text:p>811,7812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53] &amp; &quot; / &quot; &amp; [.$C53]" office:value-type="string" office:string-value="Trwiki-20160305 / 400" calcext:value-type="string">
            <text:p>Trwiki-20160305 / 400</text:p>
          </table:table-cell>
          <table:table-cell office:value-type="string" calcext:value-type="string">
            <text:p>Tr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number-columns-repeated="2" office:value-type="float" office:value="131000" calcext:value-type="float">
            <text:p>131000</text:p>
          </table:table-cell>
          <table:table-cell office:value-type="float" office:value="87000" calcext:value-type="float">
            <text:p>870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8" calcext:value-type="float">
            <text:p>8</text:p>
          </table:table-cell>
          <table:table-cell table:style-name="ce4" table:formula="of:=[.$E53]/[.$D53]" office:value-type="float" office:value="22.5143005720229" calcext:value-type="float">
            <text:p>22,514300572</text:p>
          </table:table-cell>
          <table:table-cell table:style-name="ce4" table:formula="of:=[.$J53]-[.$F53]" office:value-type="float" office:value="29000" calcext:value-type="float">
            <text:p>29000</text:p>
          </table:table-cell>
          <table:table-cell table:style-name="ce4" table:formula="of:=[.$K53]-[.$G53]" office:value-type="float" office:value="29000" calcext:value-type="float">
            <text:p>29000</text:p>
          </table:table-cell>
          <table:table-cell table:style-name="ce4" table:formula="of:=[.$L53]-[.$H53]" office:value-type="float" office:value="58000" calcext:value-type="float">
            <text:p>58000</text:p>
          </table:table-cell>
          <table:table-cell table:style-name="ce4" table:formula="of:=[.$M53]-[.$I53]" office:value-type="float" office:value="-46" calcext:value-type="float">
            <text:p>-46</text:p>
          </table:table-cell>
          <table:table-cell table:style-name="ce4" table:formula="of:=[.$D53]/([.$F53]/1000)" office:value-type="float" office:value="44.0381679389313" calcext:value-type="float">
            <text:p>44,0381679389</text:p>
          </table:table-cell>
          <table:table-cell table:style-name="ce4" table:formula="of:=[.$S53]*[.$N53]" office:value-type="float" office:value="991.488549618322" calcext:value-type="float">
            <text:p>991,4885496183</text:p>
          </table:table-cell>
          <table:table-cell table:style-name="ce4" table:formula="of:=[.$E53]/([.$J53]/1000)" office:value-type="float" office:value="811.78125" calcext:value-type="float">
            <text:p>811,7812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table:formula="of:=[.$B54] &amp; &quot; / &quot; &amp; [.$C54]" office:value-type="string" office:string-value="Huwiki-20160305 / 100" calcext:value-type="string">
            <text:p>Huwiki-20160305 / 100</text:p>
          </table:table-cell>
          <table:table-cell table:style-name="ce5" office:value-type="string" calcext:value-type="string">
            <text:p>Huwiki-20160305</text:p>
          </table:table-cell>
          <table:table-cell office:value-type="float" office:value="100" calcext:value-type="float">
            <text:p>100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number-columns-repeated="2" office:value-type="float" office:value="268000" calcext:value-type="float">
            <text:p>268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9" calcext:value-type="float">
            <text:p>9</text:p>
          </table:table-cell>
          <table:table-cell office:value-type="float" office:value="347000" calcext:value-type="float">
            <text:p>347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45000" calcext:value-type="float">
            <text:p>45000</text:p>
          </table:table-cell>
          <table:table-cell office:value-type="float" office:value="8" calcext:value-type="float">
            <text:p>8</text:p>
          </table:table-cell>
          <table:table-cell table:formula="of:=[.$E54]/[.$D54]" office:value-type="float" office:value="20.4534727809064" calcext:value-type="float">
            <text:p>20,4534727809</text:p>
          </table:table-cell>
          <table:table-cell table:formula="of:=[.$J54]-[.$F54]" office:value-type="float" office:value="79000" calcext:value-type="float">
            <text:p>79000</text:p>
          </table:table-cell>
          <table:table-cell table:formula="of:=[.$K54]-[.$G54]" office:value-type="float" office:value="78000" calcext:value-type="float">
            <text:p>78000</text:p>
          </table:table-cell>
          <table:table-cell table:formula="of:=[.$L54]-[.$H54]" office:value-type="float" office:value="-137000" calcext:value-type="float">
            <text:p>-137000</text:p>
          </table:table-cell>
          <table:table-cell table:formula="of:=[.$M54]-[.$I54]" office:value-type="float" office:value="-1" calcext:value-type="float">
            <text:p>-1</text:p>
          </table:table-cell>
          <table:table-cell table:formula="of:=[.$D54]/([.$F54]/1000)" office:value-type="float" office:value="41.7425373134328" calcext:value-type="float">
            <text:p>41,7425373134</text:p>
          </table:table-cell>
          <table:table-cell table:formula="of:=[.$S54]*[.$N54]" office:value-type="float" office:value="853.779850746269" calcext:value-type="float">
            <text:p>853,7798507463</text:p>
          </table:table-cell>
          <table:table-cell table:formula="of:=[.$E54]/([.$J54]/1000)" office:value-type="float" office:value="659.403458213257" calcext:value-type="float">
            <text:p>659,4034582133</text:p>
          </table:table-cell>
          <table:table-cell table:number-columns-repeated="1003"/>
        </table:table-row>
        <table:table-row table:style-name="ro1">
          <table:table-cell table:style-name="ce2" table:formula="of:=[.$B55] &amp; &quot; / &quot; &amp; [.$C55]" office:value-type="string" office:string-value="Huwiki-20160305 / 200" calcext:value-type="string">
            <text:p>Huwiki-20160305 / 200</text:p>
          </table:table-cell>
          <table:table-cell table:style-name="ce5" office:value-type="string" calcext:value-type="string">
            <text:p>Huwiki-20160305</text:p>
          </table:table-cell>
          <table:table-cell table:style-name="ce8" office:value-type="float" office:value="200" calcext:value-type="float">
            <text:p>200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number-columns-repeated="2" office:value-type="float" office:value="261000" calcext:value-type="float">
            <text:p>261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10" calcext:value-type="float">
            <text:p>10</text:p>
          </table:table-cell>
          <table:table-cell office:value-type="float" office:value="317000" calcext:value-type="float">
            <text:p>317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8" calcext:value-type="float">
            <text:p>8</text:p>
          </table:table-cell>
          <table:table-cell table:formula="of:=[.$E55]/[.$D55]" office:value-type="float" office:value="20.4534727809064" calcext:value-type="float">
            <text:p>20,4534727809</text:p>
          </table:table-cell>
          <table:table-cell table:formula="of:=[.$J55]-[.$F55]" office:value-type="float" office:value="56000" calcext:value-type="float">
            <text:p>56000</text:p>
          </table:table-cell>
          <table:table-cell table:formula="of:=[.$K55]-[.$G55]" office:value-type="float" office:value="55000" calcext:value-type="float">
            <text:p>55000</text:p>
          </table:table-cell>
          <table:table-cell table:formula="of:=[.$L55]-[.$H55]" office:value-type="float" office:value="-86000" calcext:value-type="float">
            <text:p>-86000</text:p>
          </table:table-cell>
          <table:table-cell table:formula="of:=[.$M55]-[.$I55]" office:value-type="float" office:value="-2" calcext:value-type="float">
            <text:p>-2</text:p>
          </table:table-cell>
          <table:table-cell table:formula="of:=[.$D55]/([.$F55]/1000)" office:value-type="float" office:value="42.8620689655172" calcext:value-type="float">
            <text:p>42,8620689655</text:p>
          </table:table-cell>
          <table:table-cell table:formula="of:=[.$S55]*[.$N55]" office:value-type="float" office:value="876.67816091954" calcext:value-type="float">
            <text:p>876,6781609195</text:p>
          </table:table-cell>
          <table:table-cell table:formula="of:=[.$E55]/([.$J55]/1000)" office:value-type="float" office:value="721.807570977918" calcext:value-type="float">
            <text:p>721,8075709779</text:p>
          </table:table-cell>
          <table:table-cell table:number-columns-repeated="1003"/>
        </table:table-row>
        <table:table-row table:style-name="ro1">
          <table:table-cell table:style-name="ce2" table:formula="of:=[.$B56] &amp; &quot; / &quot; &amp; [.$C56]" office:value-type="string" office:string-value="Huwiki-20160305 / 300" calcext:value-type="string">
            <text:p>Huwiki-20160305 / 300</text:p>
          </table:table-cell>
          <table:table-cell table:style-name="ce5" office:value-type="string" calcext:value-type="string">
            <text:p>Huwiki-20160305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number-columns-repeated="2" office:value-type="float" office:value="221000" calcext:value-type="float">
            <text:p>221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8000" calcext:value-type="float">
            <text:p>34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8" calcext:value-type="float">
            <text:p>8</text:p>
          </table:table-cell>
          <table:table-cell table:formula="of:=[.$E56]/[.$D56]" office:value-type="float" office:value="20.4534727809064" calcext:value-type="float">
            <text:p>20,4534727809</text:p>
          </table:table-cell>
          <table:table-cell table:formula="of:=[.$J56]-[.$F56]" office:value-type="float" office:value="127000" calcext:value-type="float">
            <text:p>127000</text:p>
          </table:table-cell>
          <table:table-cell table:formula="of:=[.$K56]-[.$G56]" office:value-type="float" office:value="127000" calcext:value-type="float">
            <text:p>127000</text:p>
          </table:table-cell>
          <table:table-cell table:formula="of:=[.$L56]-[.$H56]" office:value-type="float" office:value="110000" calcext:value-type="float">
            <text:p>110000</text:p>
          </table:table-cell>
          <table:table-cell table:formula="of:=[.$M56]-[.$I56]" office:value-type="float" office:value="-2" calcext:value-type="float">
            <text:p>-2</text:p>
          </table:table-cell>
          <table:table-cell table:formula="of:=[.$D56]/([.$F56]/1000)" office:value-type="float" office:value="50.6199095022624" calcext:value-type="float">
            <text:p>50,6199095023</text:p>
          </table:table-cell>
          <table:table-cell table:formula="of:=[.$S56]*[.$N56]" office:value-type="float" office:value="1035.35294117647" calcext:value-type="float">
            <text:p>1035,3529411765</text:p>
          </table:table-cell>
          <table:table-cell table:formula="of:=[.$E56]/([.$J56]/1000)" office:value-type="float" office:value="657.508620689655" calcext:value-type="float">
            <text:p>657,5086206897</text:p>
          </table:table-cell>
          <table:table-cell table:number-columns-repeated="1003"/>
        </table:table-row>
        <table:table-row table:style-name="ro1">
          <table:table-cell table:style-name="ce2" table:formula="of:=[.$B57] &amp; &quot; / &quot; &amp; [.$C57]" office:value-type="string" office:string-value="Huwiki-20160305 / 400" calcext:value-type="string">
            <text:p>Huwiki-20160305 / 400</text:p>
          </table:table-cell>
          <table:table-cell table:style-name="ce5" office:value-type="string" calcext:value-type="string">
            <text:p>Hu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number-columns-repeated="2" office:value-type="float" office:value="236000" calcext:value-type="float">
            <text:p>236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2000" calcext:value-type="float">
            <text:p>342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8" calcext:value-type="float">
            <text:p>8</text:p>
          </table:table-cell>
          <table:table-cell table:formula="of:=[.$E57]/[.$D57]" office:value-type="float" office:value="20.4534727809064" calcext:value-type="float">
            <text:p>20,4534727809</text:p>
          </table:table-cell>
          <table:table-cell table:formula="of:=[.$J57]-[.$F57]" office:value-type="float" office:value="106000" calcext:value-type="float">
            <text:p>106000</text:p>
          </table:table-cell>
          <table:table-cell table:formula="of:=[.$K57]-[.$G57]" office:value-type="float" office:value="106000" calcext:value-type="float">
            <text:p>106000</text:p>
          </table:table-cell>
          <table:table-cell table:formula="of:=[.$L57]-[.$H57]" office:value-type="float" office:value="112000" calcext:value-type="float">
            <text:p>112000</text:p>
          </table:table-cell>
          <table:table-cell table:formula="of:=[.$M57]-[.$I57]" office:value-type="float" office:value="-2" calcext:value-type="float">
            <text:p>-2</text:p>
          </table:table-cell>
          <table:table-cell table:formula="of:=[.$D57]/([.$F57]/1000)" office:value-type="float" office:value="47.4025423728814" calcext:value-type="float">
            <text:p>47,4025423729</text:p>
          </table:table-cell>
          <table:table-cell table:formula="of:=[.$S57]*[.$N57]" office:value-type="float" office:value="969.546610169492" calcext:value-type="float">
            <text:p>969,5466101695</text:p>
          </table:table-cell>
          <table:table-cell table:formula="of:=[.$E57]/([.$J57]/1000)" office:value-type="float" office:value="669.043859649123" calcext:value-type="float">
            <text:p>669,0438596491</text:p>
          </table:table-cell>
          <table:table-cell table:number-columns-repeated="100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 calcext:value-type="string">
            <text:p>Aawiki-20160305 / 400</text:p>
          </table:table-cell>
          <table:table-cell office:value-type="string" calcext:value-type="string">
            <text:p>Aa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0.166666666666667" calcext:value-type="float">
            <text:p>0,1666666667</text:p>
          </table:table-cell>
          <table:table-cell table:style-name="ce4" office:value-type="float" office:value="0.500000000000001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Tenwiki-20160305 / 400</text:p>
          </table:table-cell>
          <table:table-cell table:style-name="ce5" office:value-type="string" calcext:value-type="string">
            <text:p>Ten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21.2" calcext:value-type="float">
            <text:p>21,2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-208" calcext:value-type="float">
            <text:p>-208</text:p>
          </table:table-cell>
          <table:table-cell office:value-type="float" office:value="52" calcext:value-type="float">
            <text:p>52</text:p>
          </table:table-cell>
          <table:table-cell office:value-type="float" office:value="0.833333333333333" calcext:value-type="float">
            <text:p>0,8333333333</text:p>
          </table:table-cell>
          <table:table-cell office:value-type="float" office:value="17.6666666666667" calcext:value-type="float">
            <text:p>17,6666666667</text:p>
          </table:table-cell>
          <table:table-cell office:value-type="float" office:value="21.2" calcext:value-type="float">
            <text:p>21,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mwiki-20160305 / 400</text:p>
          </table:table-cell>
          <table:table-cell office:value-type="string" calcext:value-type="string">
            <text:p>Om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851" calcext:value-type="float">
            <text:p>85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2" table:style-name="ce4" office:value-type="float" office:value="-1000" calcext:value-type="float">
            <text:p>-1000</text:p>
          </table:table-cell>
          <table:table-cell table:style-name="ce4" office:value-type="float" office:value="-679" calcext:value-type="float">
            <text:p>-679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1.42857142857143" calcext:value-type="float">
            <text:p>1,4285714286</text:p>
          </table:table-cell>
          <table:table-cell table:style-name="ce4" office:value-type="float" office:value="21.2857142857143" calcext:value-type="float">
            <text:p>21,2857142857</text:p>
          </table:table-cell>
          <table:table-cell table:style-name="ce4" office:value-type="float" office:value="24.8333333333333" calcext:value-type="float">
            <text:p>24,8333333333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Novwiki-20160305 / 400</text:p>
          </table:table-cell>
          <table:table-cell table:style-name="ce5" office:value-type="string" calcext:value-type="string">
            <text:p>Nov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28.6666666666667" calcext:value-type="float">
            <text:p>28,6666666667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-441" calcext:value-type="float">
            <text:p>-44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71.6666666666667" calcext:value-type="float">
            <text:p>71,6666666667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wwiki-20160305 / 400</text:p>
          </table:table-cell>
          <table:table-cell office:value-type="string" calcext:value-type="string">
            <text:p>Kw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.25" calcext:value-type="float">
            <text:p>30,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64" calcext:value-type="float">
            <text:p>-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3333333333333" calcext:value-type="float">
            <text:p>3,3333333333</text:p>
          </table:table-cell>
          <table:table-cell table:number-columns-repeated="2" table:style-name="ce4" office:value-type="float" office:value="100.833333333333" calcext:value-type="float">
            <text:p>100,8333333333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Cowiki-20160305 / 400</text:p>
          </table:table-cell>
          <table:table-cell table:style-name="ce5" office:value-type="string" calcext:value-type="string">
            <text:p>Co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723" calcext:value-type="float">
            <text:p>723</text:p>
          </table:table-cell>
          <table:table-cell office:value-type="float" office:value="58" calcext:value-type="float">
            <text:p>58</text:p>
          </table:table-cell>
          <table:table-cell office:value-type="float" office:value="23.5666666666667" calcext:value-type="float">
            <text:p>23,5666666667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-277" calcext:value-type="float">
            <text:p>-277</text:p>
          </table:table-cell>
          <table:table-cell office:value-type="float" office:value="-8" calcext:value-type="float">
            <text:p>-8</text:p>
          </table:table-cell>
          <table:table-cell office:value-type="float" office:value="4.28571428571429" calcext:value-type="float">
            <text:p>4,2857142857</text:p>
          </table:table-cell>
          <table:table-cell office:value-type="float" office:value="101" calcext:value-type="float">
            <text:p>101</text:p>
          </table:table-cell>
          <table:table-cell office:value-type="float" office:value="117.833333333333" calcext:value-type="float">
            <text:p>117,833333333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ywiki-20160305 / 400</text:p>
          </table:table-cell>
          <table:table-cell office:value-type="string" calcext:value-type="string">
            <text:p>Ky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9.1333333333333" calcext:value-type="float">
            <text:p>19,1333333333</text:p>
          </table:table-cell>
          <table:table-cell table:number-columns-repeated="2" table:style-name="ce4" office:value-type="float" office:value="-1000" calcext:value-type="float">
            <text:p>-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8.57142857142857" calcext:value-type="float">
            <text:p>8,571428571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91.333333333333" calcext:value-type="float">
            <text:p>191,3333333333</text:p>
          </table:table-cell>
          <table:table-cell table:style-name="ce4"/>
          <table:table-cell table:style-name="ce15"/>
          <table:table-cell table:number-columns-repeated="1001"/>
        </table:table-row>
        <table:table-row table:style-name="ro1">
          <table:table-cell table:style-name="ce2" office:value-type="string" calcext:value-type="string">
            <text:p>Pswiki-20160305 / 400</text:p>
          </table:table-cell>
          <table:table-cell table:style-name="ce5" office:value-type="string" calcext:value-type="string">
            <text:p>Ps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-677" calcext:value-type="float">
            <text:p>-677</text:p>
          </table:table-cell>
          <table:table-cell office:value-type="float" office:value="1" calcext:value-type="float">
            <text:p>1</text:p>
          </table:table-cell>
          <table:table-cell office:value-type="float" office:value="12.8571428571429" calcext:value-type="float">
            <text:p>12,8571428571</text:p>
          </table:table-cell>
          <table:table-cell office:value-type="float" office:value="271.285714285714" calcext:value-type="float">
            <text:p>271,2857142857</text:p>
          </table:table-cell>
          <table:table-cell office:value-type="float" office:value="316.5" calcext:value-type="float">
            <text:p>316,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wiki-20160305 / 400</text:p>
          </table:table-cell>
          <table:table-cell office:value-type="string" calcext:value-type="string">
            <text:p>Gu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9.9603174603175" calcext:value-type="float">
            <text:p>19,96031746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.5" calcext:value-type="float">
            <text:p>31,5</text:p>
          </table:table-cell>
          <table:table-cell table:style-name="ce4" office:value-type="float" office:value="628.750000000001" calcext:value-type="float">
            <text:p>628,75</text:p>
          </table:table-cell>
          <table:table-cell table:style-name="ce4" office:value-type="float" office:value="628.75" calcext:value-type="float">
            <text:p>628,7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Kkwiki-20160305 / 400</text:p>
          </table:table-cell>
          <table:table-cell table:style-name="ce5" office:value-type="string" calcext:value-type="string">
            <text:p>Kk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3.9904942965779" calcext:value-type="float">
            <text:p>23,9904942966</text:p>
          </table:table-cell>
          <table:table-cell table:number-columns-repeated="2" office:value-type="float" office:value="-2000" calcext:value-type="float">
            <text:p>-20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" calcext:value-type="float">
            <text:p>-2</text:p>
          </table:table-cell>
          <table:table-cell office:value-type="float" office:value="29.2222222222222" calcext:value-type="float">
            <text:p>29,2222222222</text:p>
          </table:table-cell>
          <table:table-cell office:value-type="float" office:value="701.055555555556" calcext:value-type="float">
            <text:p>701,0555555556</text:p>
          </table:table-cell>
          <table:table-cell office:value-type="float" office:value="788.6875" calcext:value-type="float">
            <text:p>788,687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wiki-20160305 / 400</text:p>
          </table:table-cell>
          <table:table-cell office:value-type="string" calcext:value-type="string">
            <text:p>Be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000" calcext:value-type="float">
            <text:p>27000</text:p>
          </table:table-cell>
          <table:table-cell office:value-type="float" office:value="21000" calcext:value-type="float">
            <text:p>21000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9.7041832669323" calcext:value-type="float">
            <text:p>19,7041832669</text:p>
          </table:table-cell>
          <table:table-cell table:number-columns-repeated="3" table:style-name="ce4" office:value-type="float" office:value="6000" calcext:value-type="float">
            <text:p>600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7.8095238095238" calcext:value-type="float">
            <text:p>47,8095238095</text:p>
          </table:table-cell>
          <table:table-cell table:style-name="ce4" office:value-type="float" office:value="942.04761904762" calcext:value-type="float">
            <text:p>942,0476190476</text:p>
          </table:table-cell>
          <table:table-cell table:style-name="ce4" office:value-type="float" office:value="732.703703703704" calcext:value-type="float">
            <text:p>732,7037037037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Skwiki-20160305 / 400</text:p>
          </table:table-cell>
          <table:table-cell table:style-name="ce5" office:value-type="string" calcext:value-type="string">
            <text:p>Sk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number-columns-repeated="2" office:value-type="float" office:value="33000" calcext:value-type="float">
            <text:p>33000</text:p>
          </table:table-cell>
          <table:table-cell office:value-type="float" office:value="26000" calcext:value-type="float">
            <text:p>26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000" calcext:value-type="float">
            <text:p>3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" calcext:value-type="float">
            <text:p>10</text:p>
          </table:table-cell>
          <table:table-cell office:value-type="float" office:value="21.6157826649418" calcext:value-type="float">
            <text:p>21,615782664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46.8484848484849" calcext:value-type="float">
            <text:p>46,8484848485</text:p>
          </table:table-cell>
          <table:table-cell office:value-type="float" office:value="1012.66666666667" calcext:value-type="float">
            <text:p>1012,6666666667</text:p>
          </table:table-cell>
          <table:table-cell office:value-type="float" office:value="879.421052631579" calcext:value-type="float">
            <text:p>879,42105263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wiki-20160305 / 400</text:p>
          </table:table-cell>
          <table:table-cell office:value-type="string" calcext:value-type="string">
            <text:p>Tr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number-columns-repeated="2" office:value-type="float" office:value="131000" calcext:value-type="float">
            <text:p>131000</text:p>
          </table:table-cell>
          <table:table-cell office:value-type="float" office:value="87000" calcext:value-type="float">
            <text:p>870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60000" calcext:value-type="float">
            <text:p>16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2.5143005720229" calcext:value-type="float">
            <text:p>22,514300572</text:p>
          </table:table-cell>
          <table:table-cell table:number-columns-repeated="2" table:style-name="ce4" office:value-type="float" office:value="29000" calcext:value-type="float">
            <text:p>29000</text:p>
          </table:table-cell>
          <table:table-cell table:style-name="ce4" office:value-type="float" office:value="58000" calcext:value-type="float">
            <text:p>58000</text:p>
          </table:table-cell>
          <table:table-cell table:style-name="ce4" office:value-type="float" office:value="-46" calcext:value-type="float">
            <text:p>-46</text:p>
          </table:table-cell>
          <table:table-cell table:style-name="ce4" office:value-type="float" office:value="44.0381679389313" calcext:value-type="float">
            <text:p>44,0381679389</text:p>
          </table:table-cell>
          <table:table-cell table:style-name="ce4" office:value-type="float" office:value="991.488549618322" calcext:value-type="float">
            <text:p>991,4885496183</text:p>
          </table:table-cell>
          <table:table-cell table:style-name="ce4" office:value-type="float" office:value="811.78125" calcext:value-type="float">
            <text:p>811,78125</text:p>
          </table:table-cell>
          <table:table-cell table:style-name="ce4"/>
          <table:table-cell table:number-columns-repeated="1002"/>
        </table:table-row>
        <table:table-row table:style-name="ro1">
          <table:table-cell table:style-name="ce2" office:value-type="string" calcext:value-type="string">
            <text:p>Huwiki-20160305 / 400</text:p>
          </table:table-cell>
          <table:table-cell table:style-name="ce5" office:value-type="string" calcext:value-type="string">
            <text:p>Huwiki-201603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number-columns-repeated="2" office:value-type="float" office:value="236000" calcext:value-type="float">
            <text:p>236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2000" calcext:value-type="float">
            <text:p>342000</text:p>
          </table:table-cell>
          <table:table-cell office:value-type="float" office:value="288000" calcext:value-type="float">
            <text:p>288000</text:p>
          </table:table-cell>
          <table:table-cell office:value-type="float" office:value="8" calcext:value-type="float">
            <text:p>8</text:p>
          </table:table-cell>
          <table:table-cell office:value-type="float" office:value="20.4534727809064" calcext:value-type="float">
            <text:p>20,4534727809</text:p>
          </table:table-cell>
          <table:table-cell table:number-columns-repeated="2" office:value-type="float" office:value="106000" calcext:value-type="float">
            <text:p>106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-2" calcext:value-type="float">
            <text:p>-2</text:p>
          </table:table-cell>
          <table:table-cell office:value-type="float" office:value="47.4025423728814" calcext:value-type="float">
            <text:p>47,4025423729</text:p>
          </table:table-cell>
          <table:table-cell office:value-type="float" office:value="969.546610169492" calcext:value-type="float">
            <text:p>969,5466101695</text:p>
          </table:table-cell>
          <table:table-cell office:value-type="float" office:value="669.043859649123" calcext:value-type="float">
            <text:p>669,0438596491</text:p>
          </table:table-cell>
          <table:table-cell table:number-columns-repeated="100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1:06:00.299036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15:39:00.287792592</dc:date>
    <meta:editing-duration>P2DT2H19M</meta:editing-duration>
    <meta:editing-cycles>19</meta:editing-cycles>
    <meta:generator>LibreOffice/5.1.3.2$Linux_X86_64 LibreOffice_project/10m0$Build-2</meta:generator>
    <meta:document-statistic meta:table-count="1" meta:cell-count="14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22cm" svg:height="16.098cm" xlink:href=".." xlink:type="simple" chart:class="chart:bar" chart:style-name="ch1">
        <chart:legend svg:x="0cm" svg:y="12.863cm" style:legend-expansion="custom" chartooo:width="2.793cm" chartooo:height="1.096cm" style:legend-expansion-aspect-ratio="2.54835766423358" chart:style-name="ch2"/>
        <chart:plot-area chart:style-name="ch3" table:cell-range-address="'perf-test-bzip-ms'.A2:'perf-test-bzip-ms'.A57 'perf-test-bzip-ms'.F2:'perf-test-bzip-ms'.F57 'perf-test-bzip-ms'.J2:'perf-test-bzip-ms'.J57" chart:data-source-has-labels="both" svg:x="0.77cm" svg:y="0.158cm" svg:width="38.723cm" svg:height="16.063cm">
          <chartooo:coordinate-region svg:x="3.037cm" svg:y="0.357cm" svg:width="36.456cm" svg:height="12.752cm"/>
          <chart:axis chart:dimension="x" chart:name="primary-x" chart:style-name="ch4" chartooo:axis-type="auto">
            <chartooo:date-scale/>
            <chart:categories table:cell-range-address="'perf-test-bzip-ms'.A2:'perf-test-bzip-ms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rf-test-bzip-ms'.F2:'perf-test-bzip-ms'.F57" loext:label-string="compressed" chart:class="chart:bar">
            <chart:data-point chart:repeated="56"/>
          </chart:series>
          <chart:series chart:style-name="ch8" chart:values-cell-range-address="'perf-test-bzip-ms'.J2:'perf-test-bzip-ms'.J57" loext:label-string="decompressed" chart:class="chart:bar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ed</text:p>
              </table:table-cell>
              <table:table-cell office:value-type="string">
                <text:p>decompressed</text:p>
              </table:table-cell>
            </table:table-row>
          </table:table-header-rows>
          <table:table-rows>
            <table:table-row>
              <table:table-cell office:value-type="string">
                <text:p>Aawiki-20160305 / 100</text:p>
                <draw:g>
                  <svg:desc>'perf-test-bzip-ms'.A2:'perf-test-bzip-ms'.A57</svg:desc>
                </draw:g>
              </table:table-cell>
              <table:table-cell office:value-type="float" office:value="6000">
                <text:p>6000</text:p>
                <draw:g>
                  <svg:desc>'perf-test-bzip-ms'.F2:'perf-test-bzip-ms'.F57</svg:desc>
                </draw:g>
              </table:table-cell>
              <table:table-cell office:value-type="float" office:value="2000">
                <text:p>2000</text:p>
                <draw:g>
                  <svg:desc>'perf-test-bzip-ms'.J2:'perf-test-bzip-ms'.J57</svg:desc>
                </draw:g>
              </table:table-cell>
            </table:table-row>
            <table:table-row>
              <table:table-cell office:value-type="string">
                <text:p>Aa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Aa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Aa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Tenwiki-20160305 / 1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Ten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Ten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Ten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Omwiki-20160305 / 1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Om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Om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Om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Novwiki-20160305 / 1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Nov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Novwiki-20160305 / 3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Nov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Kwwiki-20160305 / 10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Kw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Kw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Kw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Cowiki-20160305 / 1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wiki-20160305 / 2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Co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Kywiki-20160305 / 1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Kywiki-20160305 / 2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Ky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Ky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Pswiki-20160305 / 100</text:p>
              </table:table-cell>
              <table:table-cell office:value-type="float" office:value="5000">
                <text:p>5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Pswiki-20160305 / 200</text:p>
              </table:table-cell>
              <table:table-cell office:value-type="float" office:value="5000">
                <text:p>5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Pswiki-20160305 / 300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Ps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Guwiki-20160305 / 100</text:p>
              </table:table-cell>
              <table:table-cell office:value-type="float" office:value="7000">
                <text:p>7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Guwiki-20160305 / 200</text:p>
              </table:table-cell>
              <table:table-cell office:value-type="float" office:value="8000">
                <text:p>8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Guwiki-20160305 / 300</text:p>
              </table:table-cell>
              <table:table-cell office:value-type="float" office:value="8000">
                <text:p>8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Guwiki-20160305 / 4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Kkwiki-20160305 / 100</text:p>
              </table:table-cell>
              <table:table-cell office:value-type="float" office:value="19000">
                <text:p>19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Kkwiki-20160305 / 200</text:p>
              </table:table-cell>
              <table:table-cell office:value-type="float" office:value="16000">
                <text:p>1600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Kkwiki-20160305 / 3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Kkwiki-20160305 / 400</text:p>
              </table:table-cell>
              <table:table-cell office:value-type="float" office:value="18000">
                <text:p>18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Bewiki-20160305 / 100</text:p>
              </table:table-cell>
              <table:table-cell office:value-type="float" office:value="27000">
                <text:p>27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Bewiki-20160305 / 200</text:p>
              </table:table-cell>
              <table:table-cell office:value-type="float" office:value="25000">
                <text:p>25000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Bewiki-20160305 / 300</text:p>
              </table:table-cell>
              <table:table-cell office:value-type="float" office:value="23000">
                <text:p>23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Bewiki-20160305 / 400</text:p>
              </table:table-cell>
              <table:table-cell office:value-type="float" office:value="21000">
                <text:p>21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Skwiki-20160305 / 100</text:p>
              </table:table-cell>
              <table:table-cell office:value-type="float" office:value="47000">
                <text:p>47000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Skwiki-20160305 / 200</text:p>
              </table:table-cell>
              <table:table-cell office:value-type="float" office:value="41000">
                <text:p>41000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Skwiki-20160305 / 300</text:p>
              </table:table-cell>
              <table:table-cell office:value-type="float" office:value="40000">
                <text:p>40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Skwiki-20160305 / 400</text:p>
              </table:table-cell>
              <table:table-cell office:value-type="float" office:value="33000">
                <text:p>33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Trwiki-20160305 / 100</text:p>
              </table:table-cell>
              <table:table-cell office:value-type="float" office:value="163000">
                <text:p>163000</text:p>
              </table:table-cell>
              <table:table-cell office:value-type="float" office:value="186000">
                <text:p>186000</text:p>
              </table:table-cell>
            </table:table-row>
            <table:table-row>
              <table:table-cell office:value-type="string">
                <text:p>Trwiki-20160305 / 200</text:p>
              </table:table-cell>
              <table:table-cell office:value-type="float" office:value="144000">
                <text:p>144000</text:p>
              </table:table-cell>
              <table:table-cell office:value-type="float" office:value="161000">
                <text:p>161000</text:p>
              </table:table-cell>
            </table:table-row>
            <table:table-row>
              <table:table-cell office:value-type="string">
                <text:p>Trwiki-20160305 / 300</text:p>
              </table:table-cell>
              <table:table-cell office:value-type="float" office:value="130000">
                <text:p>13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Trwiki-20160305 / 400</text:p>
              </table:table-cell>
              <table:table-cell office:value-type="float" office:value="131000">
                <text:p>131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Huwiki-20160305 / 100</text:p>
              </table:table-cell>
              <table:table-cell office:value-type="float" office:value="268000">
                <text:p>268000</text:p>
              </table:table-cell>
              <table:table-cell office:value-type="float" office:value="347000">
                <text:p>347000</text:p>
              </table:table-cell>
            </table:table-row>
            <table:table-row>
              <table:table-cell office:value-type="string">
                <text:p>Huwiki-20160305 / 200</text:p>
              </table:table-cell>
              <table:table-cell office:value-type="float" office:value="261000">
                <text:p>261000</text:p>
              </table:table-cell>
              <table:table-cell office:value-type="float" office:value="317000">
                <text:p>317000</text:p>
              </table:table-cell>
            </table:table-row>
            <table:table-row>
              <table:table-cell office:value-type="string">
                <text:p>Huwiki-20160305 / 300</text:p>
              </table:table-cell>
              <table:table-cell office:value-type="float" office:value="221000">
                <text:p>221000</text:p>
              </table:table-cell>
              <table:table-cell office:value-type="float" office:value="348000">
                <text:p>348000</text:p>
              </table:table-cell>
            </table:table-row>
            <table:table-row>
              <table:table-cell office:value-type="string">
                <text:p>Huwiki-20160305 / 400</text:p>
              </table:table-cell>
              <table:table-cell office:value-type="float" office:value="236000">
                <text:p>236000</text:p>
              </table:table-cell>
              <table:table-cell office:value-type="float" office:value="342000">
                <text:p>34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16cm" svg:height="9.645cm" xlink:href=".." xlink:type="simple" chart:class="chart:bar" chart:style-name="ch1">
        <chart:legend chart:legend-position="end" svg:x="13.312cm" svg:y="4.274cm" style:legend-expansion="high" chart:style-name="ch2"/>
        <chart:plot-area chart:style-name="ch3" table:cell-range-address="'perf-test-bzip-ms'.A65:'perf-test-bzip-ms'.A78 'perf-test-bzip-ms'.F65:'perf-test-bzip-ms'.F78 'perf-test-bzip-ms'.J65:'perf-test-bzip-ms'.J78" chart:data-source-has-labels="both" svg:x="1.417cm" svg:y="0.667cm" svg:width="11.538cm" svg:height="8.277cm">
          <chartooo:coordinate-region svg:x="3.678cm" svg:y="0.866cm" svg:width="9.277cm" svg:height="4.966cm"/>
          <chart:axis chart:dimension="x" chart:name="primary-x" chart:style-name="ch4" chartooo:axis-type="auto">
            <chartooo:date-scale/>
            <chart:title svg:x="6.242cm" svg:y="9.085cm" chart:style-name="ch5">
              <text:p>Bzip2 Dump</text:p>
            </chart:title>
            <chart:categories table:cell-range-address="'perf-test-bzip-ms'.A65:'perf-test-bzip-ms'.A78"/>
          </chart:axis>
          <chart:axis chart:dimension="y" chart:name="primary-y" chart:style-name="ch6">
            <chart:title svg:x="0.531cm" svg:y="5.854cm" chart:style-name="ch7">
              <text:p>Jobtime in ms</text:p>
            </chart:title>
            <chart:grid chart:style-name="ch8" chart:class="major"/>
          </chart:axis>
          <chart:series chart:style-name="ch9" chart:values-cell-range-address="'perf-test-bzip-ms'.F65:'perf-test-bzip-ms'.F78" loext:label-string="compressed" chart:class="chart:bar">
            <chart:data-point chart:repeated="14"/>
          </chart:series>
          <chart:series chart:style-name="ch10" chart:values-cell-range-address="'perf-test-bzip-ms'.J65:'perf-test-bzip-ms'.J78" loext:label-string="decompressed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ed</text:p>
              </table:table-cell>
              <table:table-cell office:value-type="string">
                <text:p>decompressed</text:p>
              </table:table-cell>
            </table:table-row>
          </table:table-header-rows>
          <table:table-rows>
            <table:table-row>
              <table:table-cell office:value-type="string">
                <text:p>Aawiki-20160305 / 400</text:p>
                <draw:g>
                  <svg:desc>'perf-test-bzip-ms'.A65:'perf-test-bzip-ms'.A78</svg:desc>
                </draw:g>
              </table:table-cell>
              <table:table-cell office:value-type="float" office:value="6000">
                <text:p>6000</text:p>
                <draw:g>
                  <svg:desc>'perf-test-bzip-ms'.F65:'perf-test-bzip-ms'.F78</svg:desc>
                </draw:g>
              </table:table-cell>
              <table:table-cell office:value-type="float" office:value="6000">
                <text:p>6000</text:p>
                <draw:g>
                  <svg:desc>'perf-test-bzip-ms'.J65:'perf-test-bzip-ms'.J78</svg:desc>
                </draw:g>
              </table:table-cell>
            </table:table-row>
            <table:table-row>
              <table:table-cell office:value-type="string">
                <text:p>Ten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Om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Nov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Kwwiki-20160305 / 400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Co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Ky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Pswiki-20160305 / 400</text:p>
              </table:table-cell>
              <table:table-cell office:value-type="float" office:value="7000">
                <text:p>70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Guwiki-20160305 / 4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Kkwiki-20160305 / 400</text:p>
              </table:table-cell>
              <table:table-cell office:value-type="float" office:value="18000">
                <text:p>18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Bewiki-20160305 / 400</text:p>
              </table:table-cell>
              <table:table-cell office:value-type="float" office:value="21000">
                <text:p>21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Skwiki-20160305 / 400</text:p>
              </table:table-cell>
              <table:table-cell office:value-type="float" office:value="33000">
                <text:p>33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Trwiki-20160305 / 400</text:p>
              </table:table-cell>
              <table:table-cell office:value-type="float" office:value="131000">
                <text:p>131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Huwiki-20160305 / 400</text:p>
              </table:table-cell>
              <table:table-cell office:value-type="float" office:value="236000">
                <text:p>236000</text:p>
              </table:table-cell>
              <table:table-cell office:value-type="float" office:value="342000">
                <text:p>34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36cm" svg:height="9.516cm" xlink:href=".." xlink:type="simple" chart:class="chart:bar" chart:style-name="ch1">
        <chart:legend chart:legend-position="end" svg:x="13.732cm" svg:y="4.21cm" style:legend-expansion="high" chart:style-name="ch2"/>
        <chart:plot-area chart:style-name="ch3" table:cell-range-address="'perf-test-bzip-ms'.A65:'perf-test-bzip-ms'.A78 'perf-test-bzip-ms'.T65:'perf-test-bzip-ms'.U78" chart:data-source-has-labels="both" svg:x="0.802cm" svg:y="0.248cm" svg:width="12.451cm" svg:height="8.55cm">
          <chartooo:coordinate-region svg:x="3.029cm" svg:y="0.448cm" svg:width="10.224cm" svg:height="5.238cm"/>
          <chart:axis chart:dimension="x" chart:name="primary-x" chart:style-name="ch4" chartooo:axis-type="auto">
            <chartooo:date-scale/>
            <chart:title svg:x="6.083cm" svg:y="8.956cm" chart:style-name="ch5">
              <text:p>Bzip2 Dump</text:p>
            </chart:title>
            <chart:categories table:cell-range-address="'perf-test-bzip-ms'.A65:'perf-test-bzip-ms'.A78"/>
          </chart:axis>
          <chart:axis chart:dimension="y" chart:name="primary-y" chart:style-name="ch6">
            <chart:title svg:x="0cm" svg:y="5.784cm" chart:style-name="ch7">
              <text:p>Throuput in mb/s</text:p>
            </chart:title>
            <chart:grid chart:style-name="ch8" chart:class="major"/>
          </chart:axis>
          <chart:series chart:style-name="ch9" chart:values-cell-range-address="'perf-test-bzip-ms'.T65:'perf-test-bzip-ms'.T78" loext:label-string="compressed" chart:class="chart:bar">
            <chart:data-point chart:repeated="14"/>
          </chart:series>
          <chart:series chart:style-name="ch10" chart:values-cell-range-address="'perf-test-bzip-ms'.U65:'perf-test-bzip-ms'.U78" loext:label-string="decompressed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ed</text:p>
              </table:table-cell>
              <table:table-cell office:value-type="string">
                <text:p>decompressed</text:p>
              </table:table-cell>
            </table:table-row>
          </table:table-header-rows>
          <table:table-rows>
            <table:table-row>
              <table:table-cell office:value-type="string">
                <text:p>Aawiki-20160305 / 400</text:p>
                <draw:g>
                  <svg:desc>'perf-test-bzip-ms'.A65:'perf-test-bzip-ms'.A78</svg:desc>
                </draw:g>
              </table:table-cell>
              <table:table-cell office:value-type="float" office:value="0.500000000000001">
                <text:p>0.500000000000001</text:p>
                <draw:g>
                  <svg:desc>'perf-test-bzip-ms'.T65:'perf-test-bzip-ms'.T78</svg:desc>
                </draw:g>
              </table:table-cell>
              <table:table-cell office:value-type="float" office:value="0.5">
                <text:p>0.5</text:p>
                <draw:g>
                  <svg:desc>'perf-test-bzip-ms'.U65:'perf-test-bzip-ms'.U78</svg:desc>
                </draw:g>
              </table:table-cell>
            </table:table-row>
            <table:table-row>
              <table:table-cell office:value-type="string">
                <text:p>Tenwiki-20160305 / 400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Omwiki-20160305 / 400</text:p>
              </table:table-cell>
              <table:table-cell office:value-type="float" office:value="21.2857142857143">
                <text:p>21.2857142857143</text:p>
              </table:table-cell>
              <table:table-cell office:value-type="float" office:value="24.8333333333333">
                <text:p>24.8333333333333</text:p>
              </table:table-cell>
            </table:table-row>
            <table:table-row>
              <table:table-cell office:value-type="string">
                <text:p>Novwiki-20160305 / 400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Kwwiki-20160305 / 400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100.833333333333">
                <text:p>100.833333333333</text:p>
              </table:table-cell>
            </table:table-row>
            <table:table-row>
              <table:table-cell office:value-type="string">
                <text:p>Cowiki-20160305 / 400</text:p>
              </table:table-cell>
              <table:table-cell office:value-type="float" office:value="101">
                <text:p>101</text:p>
              </table:table-cell>
              <table:table-cell office:value-type="float" office:value="117.833333333333">
                <text:p>117.833333333333</text:p>
              </table:table-cell>
            </table:table-row>
            <table:table-row>
              <table:table-cell office:value-type="string">
                <text:p>Kywiki-20160305 / 400</text:p>
              </table:table-cell>
              <table:table-cell office:value-type="float" office:value="164">
                <text:p>164</text:p>
              </table:table-cell>
              <table:table-cell office:value-type="float" office:value="191.333333333333">
                <text:p>191.333333333333</text:p>
              </table:table-cell>
            </table:table-row>
            <table:table-row>
              <table:table-cell office:value-type="string">
                <text:p>Pswiki-20160305 / 400</text:p>
              </table:table-cell>
              <table:table-cell office:value-type="float" office:value="271.285714285714">
                <text:p>271.285714285714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Guwiki-20160305 / 400</text:p>
              </table:table-cell>
              <table:table-cell office:value-type="float" office:value="628.750000000001">
                <text:p>628.750000000001</text:p>
              </table:table-cell>
              <table:table-cell office:value-type="float" office:value="628.75">
                <text:p>628.75</text:p>
              </table:table-cell>
            </table:table-row>
            <table:table-row>
              <table:table-cell office:value-type="string">
                <text:p>Kkwiki-20160305 / 400</text:p>
              </table:table-cell>
              <table:table-cell office:value-type="float" office:value="701.055555555556">
                <text:p>701.055555555556</text:p>
              </table:table-cell>
              <table:table-cell office:value-type="float" office:value="788.6875">
                <text:p>788.6875</text:p>
              </table:table-cell>
            </table:table-row>
            <table:table-row>
              <table:table-cell office:value-type="string">
                <text:p>Bewiki-20160305 / 400</text:p>
              </table:table-cell>
              <table:table-cell office:value-type="float" office:value="942.04761904762">
                <text:p>942.04761904762</text:p>
              </table:table-cell>
              <table:table-cell office:value-type="float" office:value="732.703703703704">
                <text:p>732.703703703704</text:p>
              </table:table-cell>
            </table:table-row>
            <table:table-row>
              <table:table-cell office:value-type="string">
                <text:p>Skwiki-20160305 / 400</text:p>
              </table:table-cell>
              <table:table-cell office:value-type="float" office:value="1012.66666666667">
                <text:p>1012.66666666667</text:p>
              </table:table-cell>
              <table:table-cell office:value-type="float" office:value="879.421052631579">
                <text:p>879.421052631579</text:p>
              </table:table-cell>
            </table:table-row>
            <table:table-row>
              <table:table-cell office:value-type="string">
                <text:p>Trwiki-20160305 / 400</text:p>
              </table:table-cell>
              <table:table-cell office:value-type="float" office:value="991.488549618322">
                <text:p>991.488549618322</text:p>
              </table:table-cell>
              <table:table-cell office:value-type="float" office:value="811.78125">
                <text:p>811.78125</text:p>
              </table:table-cell>
            </table:table-row>
            <table:table-row>
              <table:table-cell office:value-type="string">
                <text:p>Huwiki-20160305 / 400</text:p>
              </table:table-cell>
              <table:table-cell office:value-type="float" office:value="969.546610169492">
                <text:p>969.546610169492</text:p>
              </table:table-cell>
              <table:table-cell office:value-type="float" office:value="669.043859649123">
                <text:p>669.0438596491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